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游ゴシック"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1"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3"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游ゴシック2" svg:font-family="游ゴシック"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false" draw:auto-grow-width="false" fo:min-height="23.368cm" fo:min-width="43.984cm" fo:padding-top="0.127cm" fo:padding-bottom="0.127cm" fo:padding-left="0.254cm" fo:padding-right="0.254cm" fo:wrap-option="wrap"/>
    </style:style>
    <style:style style:name="gr2" style:family="graphic" style:parent-style-name="standard">
      <style:graphic-properties draw:stroke="solid" svg:stroke-width="0.15cm" svg:stroke-color="#cc99ff" svg:stroke-opacity="100%" draw:stroke-linejoin="miter" svg:stroke-linecap="butt" draw:fill="solid" draw:fill-color="#ccccff" draw:opacity="100%" draw:textarea-horizontal-align="center" draw:textarea-vertical-align="middle" draw:auto-grow-height="false" draw:auto-grow-width="false" fo:min-height="0.377cm" fo:min-width="1.751cm" fo:padding-top="0.2cm" fo:padding-bottom="0.2cm" fo:padding-left="0.325cm" fo:padding-right="0.325cm" fo:wrap-option="no-wrap"/>
      <style:paragraph-properties style:writing-mode="lr-tb"/>
    </style:style>
    <style:style style:name="gr3" style:family="graphic" style:parent-style-name="standard">
      <style:graphic-properties draw:stroke="solid" svg:stroke-width="0cm" svg:stroke-color="#cc99ff" draw:marker-end="a815" svg:stroke-opacity="100%" draw:stroke-linejoin="miter" svg:stroke-linecap="butt" draw:fill="solid" draw:fill-color="#cc99ff" draw:opacity="100%" draw:textarea-horizontal-align="left" draw:textarea-vertical-align="middle" draw:auto-grow-height="false" draw:auto-grow-width="false" fo:min-height="0.338cm" fo:min-width="0cm" fo:padding-top="0.125cm" fo:padding-bottom="0.125cm" fo:padding-left="0.25cm" fo:padding-right="0.25cm" fo:wrap-option="no-wrap"/>
    </style:style>
    <style:style style:name="gr4" style:family="graphic" style:parent-style-name="standard">
      <style:graphic-properties draw:stroke="solid" svg:stroke-width="0.2cm" svg:stroke-color="#b2b2b2" svg:stroke-opacity="100%" draw:stroke-linejoin="miter" svg:stroke-linecap="butt" draw:fill="none" draw:textarea-horizontal-align="left" draw:textarea-vertical-align="middle" draw:auto-grow-height="false" draw:auto-grow-width="false" fo:min-height="0.988cm" fo:min-width="10cm" fo:padding-top="0.225cm" fo:padding-bottom="0.225cm" fo:padding-left="0.35cm" fo:padding-right="0.35cm" fo:wrap-option="no-wrap"/>
    </style:style>
    <style:style style:name="gr5" style:family="graphic" style:parent-style-name="standard">
      <style:graphic-properties draw:stroke="solid" svg:stroke-width="0cm" svg:stroke-color="#3465a4" svg:stroke-opacity="100%" draw:stroke-linejoin="miter" svg:stroke-linecap="butt" draw:fill="gradient" draw:fill-gradient-name="a799" draw:textarea-horizontal-align="left" draw:textarea-vertical-align="middle" draw:auto-grow-height="false" draw:auto-grow-width="false" fo:min-height="0.622cm" fo:min-width="0.188cm" fo:padding-top="0.125cm" fo:padding-bottom="0.125cm" fo:padding-left="0.25cm" fo:padding-right="0.25cm" fo:wrap-option="no-wrap"/>
    </style:style>
    <style:style style:name="gr6" style:family="graphic" style:parent-style-name="standard">
      <style:graphic-properties draw:stroke="solid" svg:stroke-width="0cm" svg:stroke-color="#3465a4" svg:stroke-opacity="100%" draw:stroke-linejoin="miter" svg:stroke-linecap="butt" draw:fill="gradient" draw:fill-gradient-name="a803" draw:textarea-horizontal-align="left" draw:textarea-vertical-align="middle" draw:auto-grow-height="false" draw:auto-grow-width="false" fo:min-height="0.621cm" fo:min-width="0.187cm" fo:padding-top="0.125cm" fo:padding-bottom="0.125cm" fo:padding-left="0.25cm" fo:padding-right="0.25cm" fo:wrap-option="no-wrap"/>
    </style:style>
    <style:style style:name="gr7" style:family="graphic" style:parent-style-name="standard">
      <style:graphic-properties draw:stroke="solid" svg:stroke-width="0cm" svg:stroke-color="#3465a4" svg:stroke-opacity="100%" draw:stroke-linejoin="miter" svg:stroke-linecap="butt" draw:fill="gradient" draw:fill-gradient-name="a807" draw:textarea-horizontal-align="left" draw:textarea-vertical-align="middle" draw:auto-grow-height="false" draw:auto-grow-width="false" fo:min-height="0.622cm" fo:min-width="0.189cm" fo:padding-top="0.125cm" fo:padding-bottom="0.125cm" fo:padding-left="0.25cm" fo:padding-right="0.25cm" fo:wrap-option="no-wrap"/>
    </style:style>
    <style:style style:name="gr8" style:family="graphic" style:parent-style-name="standard">
      <style:graphic-properties draw:stroke="solid" svg:stroke-width="0cm" svg:stroke-color="#3465a4" svg:stroke-opacity="100%" draw:stroke-linejoin="miter" svg:stroke-linecap="butt" draw:fill="gradient" draw:fill-gradient-name="a811" draw:textarea-horizontal-align="left" draw:textarea-vertical-align="middle" draw:auto-grow-height="false" draw:auto-grow-width="false" fo:min-height="0.622cm" fo:min-width="0.187cm" fo:padding-top="0.125cm" fo:padding-bottom="0.125cm" fo:padding-left="0.25cm" fo:padding-right="0.25cm" fo:wrap-option="no-wrap"/>
    </style:style>
    <style:style style:name="gr9" style:family="graphic" style:parent-style-name="standard">
      <style:graphic-properties draw:stroke="none" draw:fill="none" draw:textarea-horizontal-align="left" draw:textarea-vertical-align="top" draw:auto-grow-height="true" draw:auto-grow-width="false" fo:min-height="0.558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b2b2b2" svg:stroke-opacity="100%" draw:stroke-linejoin="miter" svg:stroke-linecap="butt" draw:fill="solid" draw:fill-color="#b2b2b2" draw:opacity="100%" draw:textarea-horizontal-align="left" draw:textarea-vertical-align="middle" draw:auto-grow-height="false" draw:auto-grow-width="false" fo:min-height="0.285cm" fo:min-width="0cm" fo:padding-top="0.125cm" fo:padding-bottom="0.125cm" fo:padding-left="0.25cm" fo:padding-right="0.25cm" fo:wrap-option="no-wrap"/>
    </style:style>
    <style:style style:name="gr11" style:family="graphic" style:parent-style-name="standard">
      <style:graphic-properties draw:stroke="solid" svg:stroke-width="0.2cm" svg:stroke-color="#ff8080" svg:stroke-opacity="100%" draw:stroke-linejoin="miter" svg:stroke-linecap="butt" draw:fill="solid" draw:fill-color="#ffcc99" draw:opacity="100%" draw:textarea-horizontal-align="left" draw:textarea-vertical-align="middle" draw:auto-grow-height="false" draw:auto-grow-width="false" fo:min-height="2.524cm" fo:min-width="4.526cm" fo:padding-top="0.225cm" fo:padding-bottom="0.225cm" fo:padding-left="0.35cm" fo:padding-right="0.35cm" fo:wrap-option="no-wrap"/>
    </style:style>
    <style:style style:name="gr12"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448cm" fo:min-width="3.396cm" fo:padding-top="0.175cm" fo:padding-bottom="0.175cm" fo:padding-left="0.3cm" fo:padding-right="0.3cm" fo:wrap-option="no-wrap"/>
    </style:style>
    <style:style style:name="gr13" style:family="graphic" style:parent-style-name="standard">
      <style:graphic-properties draw:stroke="none" draw:fill="none" draw:textarea-horizontal-align="left" draw:textarea-vertical-align="top" draw:auto-grow-height="true" draw:auto-grow-width="true" fo:min-height="1.166cm" fo:min-width="3.522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1cm" svg:stroke-color="#999999" svg:stroke-opacity="100%" draw:stroke-linejoin="miter" svg:stroke-linecap="butt" draw:fill="solid" draw:fill-color="#ffffff" draw:opacity="100%" draw:textarea-horizontal-align="left" draw:textarea-vertical-align="middle" draw:auto-grow-height="false" draw:auto-grow-width="false" fo:min-height="0.328cm" fo:min-width="3.41cm" fo:padding-top="0.175cm" fo:padding-bottom="0.175cm" fo:padding-left="0.3cm" fo:padding-right="0.3cm" fo:wrap-option="no-wrap"/>
    </style:style>
    <style:style style:name="gr15"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487cm" fo:min-width="0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1.212cm" fo:min-width="2.843cm" fo:padding-top="0.125cm" fo:padding-bottom="0.125cm" fo:padding-left="0.25cm" fo:padding-right="0.25cm" fo:wrap-option="no-wrap"/>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164cm" fo:min-width="3.237cm" fo:padding-top="0.125cm" fo:padding-bottom="0.125cm" fo:padding-left="0.25cm" fo:padding-right="0.25cm" fo:wrap-option="no-wrap"/>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65cm" fo:min-width="4.683cm" fo:padding-top="0.125cm" fo:padding-bottom="0.125cm" fo:padding-left="0.25cm" fo:padding-right="0.25cm" fo:wrap-option="no-wrap"/>
      <style:paragraph-properties style:writing-mode="lr-tb"/>
    </style:style>
    <style:style style:name="gr19"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0.968cm" fo:min-width="0cm" fo:padding-top="0.125cm" fo:padding-bottom="0.125cm" fo:padding-left="0.25cm" fo:padding-right="0.25cm" fo:wrap-option="no-wrap"/>
    </style:style>
    <style:style style:name="gr20" style:family="graphic" style:parent-style-name="standard">
      <style:graphic-properties draw:stroke="none" draw:fill="none" draw:textarea-horizontal-align="left" draw:textarea-vertical-align="top" draw:auto-grow-height="true" draw:auto-grow-width="false" fo:min-height="0.65cm" fo:padding-top="0.125cm" fo:padding-bottom="0.125cm" fo:padding-left="0.25cm" fo:padding-right="0.25cm" fo:wrap-option="wrap"/>
      <style:paragraph-properties style:writing-mode="lr-tb"/>
    </style:style>
    <style:style style:name="gr21"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25cm" fo:min-width="0.44cm" fo:padding-top="0.125cm" fo:padding-bottom="0.125cm" fo:padding-left="0.25cm" fo:padding-right="0.25cm" fo:wrap-option="no-wrap"/>
    </style:style>
    <style:style style:name="gr22" style:family="graphic" style:parent-style-name="standard">
      <style:graphic-properties draw:stroke="solid" svg:stroke-width="0cm" svg:stroke-color="#999999" svg:stroke-opacity="100%" draw:stroke-linejoin="miter" svg:stroke-linecap="butt" draw:fill="gradient" draw:fill-gradient-name="a746" draw:textarea-horizontal-align="left" draw:textarea-vertical-align="middle" draw:auto-grow-height="false" draw:auto-grow-width="false" fo:min-height="0.202cm" fo:min-width="0.753cm" fo:padding-top="0.125cm" fo:padding-bottom="0.125cm" fo:padding-left="0.25cm" fo:padding-right="0.25cm" fo:wrap-option="no-wrap"/>
    </style:style>
    <style:style style:name="gr23" style:family="graphic" style:parent-style-name="standard">
      <style:graphic-properties draw:stroke="none" draw:fill="none" draw:textarea-horizontal-align="left" draw:textarea-vertical-align="top" draw:auto-grow-height="true" draw:auto-grow-width="true" fo:min-height="1.111cm" fo:min-width="2.703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7.126cm" fo:min-width="5.798cm" fo:padding-top="0.225cm" fo:padding-bottom="0.225cm" fo:padding-left="0.35cm" fo:padding-right="0.35cm" fo:wrap-option="no-wrap"/>
    </style:style>
    <style:style style:name="gr25" style:family="graphic" style:parent-style-name="standard">
      <style:graphic-properties draw:stroke="solid" svg:stroke-width="0.2cm" svg:stroke-color="#999999" svg:stroke-opacity="100%" draw:stroke-linejoin="miter" svg:stroke-linecap="butt" draw:fill="solid" draw:fill-color="#dddddd" draw:opacity="100%" draw:textarea-horizontal-align="left" draw:textarea-vertical-align="middle" draw:auto-grow-height="false" draw:auto-grow-width="false" fo:min-height="2.855cm" fo:min-width="4.49cm" fo:padding-top="0.225cm" fo:padding-bottom="0.225cm" fo:padding-left="0.35cm" fo:padding-right="0.35cm" fo:wrap-option="no-wrap" draw:shadow="hidden"/>
    </style:style>
    <style:style style:name="gr26"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538cm" fo:min-width="3.388cm" fo:padding-top="0.175cm" fo:padding-bottom="0.175cm" fo:padding-left="0.3cm" fo:padding-right="0.3cm" fo:wrap-option="no-wrap" draw:shadow="hidden"/>
    </style:style>
    <style:style style:name="gr27" style:family="graphic" style:parent-style-name="standard">
      <style:graphic-properties draw:stroke="none" draw:fill="solid" draw:fill-color="#000000" draw:textarea-horizontal-align="left" draw:textarea-vertical-align="top" draw:auto-grow-height="true" draw:auto-grow-width="true" fo:min-height="1.323cm" fo:min-width="3.522cm" fo:padding-top="0.125cm" fo:padding-bottom="0.125cm" fo:padding-left="0.25cm" fo:padding-right="0.25cm" fo:wrap-option="no-wrap" draw:shadow="hidden"/>
    </style:style>
    <style:style style:name="gr28" style:family="graphic" style:parent-style-name="standard">
      <style:graphic-properties draw:stroke="solid" svg:stroke-width="0.1cm" svg:stroke-color="#999999" svg:stroke-opacity="100%" draw:stroke-linejoin="miter" svg:stroke-linecap="butt" draw:fill="solid" draw:fill-color="#3465a4" draw:opacity="100%" draw:textarea-horizontal-align="left" draw:textarea-vertical-align="middle" draw:auto-grow-height="false" draw:auto-grow-width="false" fo:min-height="0.404cm" fo:min-width="3.402cm" fo:padding-top="0.175cm" fo:padding-bottom="0.175cm" fo:padding-left="0.3cm" fo:padding-right="0.3cm" fo:wrap-option="no-wrap" draw:shadow="hidden"/>
    </style:style>
    <style:style style:name="gr29"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57cm" fo:min-width="0cm" fo:padding-top="0.125cm" fo:padding-bottom="0.125cm" fo:padding-left="0.25cm" fo:padding-right="0.25cm" fo:wrap-option="no-wrap" draw:shadow="hidden"/>
    </style:style>
    <style:style style:name="gr30" style:family="graphic" style:parent-style-name="standard">
      <style:graphic-properties draw:stroke="none" draw:fill="solid" draw:fill-color="#000000" draw:textarea-horizontal-align="left" draw:textarea-vertical-align="top" draw:auto-grow-height="true" draw:auto-grow-width="true" fo:min-height="1.375cm" fo:min-width="2.843cm" fo:padding-top="0.125cm" fo:padding-bottom="0.125cm" fo:padding-left="0.25cm" fo:padding-right="0.25cm" fo:wrap-option="no-wrap" draw:shadow="hidden"/>
    </style:style>
    <style:style style:name="gr31" style:family="graphic" style:parent-style-name="standard">
      <style:graphic-properties draw:stroke="none" draw:fill="solid" draw:fill-color="#000000" draw:textarea-horizontal-align="left" draw:textarea-vertical-align="top" draw:auto-grow-height="true" draw:auto-grow-width="true" fo:min-height="1.322cm" fo:min-width="3.237cm" fo:padding-top="0.125cm" fo:padding-bottom="0.125cm" fo:padding-left="0.25cm" fo:padding-right="0.25cm" fo:wrap-option="no-wrap" draw:shadow="hidden"/>
    </style:style>
    <style:style style:name="gr32" style:family="graphic" style:parent-style-name="standard">
      <style:graphic-properties draw:stroke="none" draw:fill="solid" draw:fill-color="#999999" draw:textarea-horizontal-align="left" draw:textarea-vertical-align="top" draw:auto-grow-height="true" draw:auto-grow-width="true" fo:min-height="0.75cm" fo:min-width="4.683cm" fo:padding-top="0.125cm" fo:padding-bottom="0.125cm" fo:padding-left="0.25cm" fo:padding-right="0.25cm" fo:wrap-option="no-wrap" draw:shadow="hidden"/>
    </style:style>
    <style:style style:name="gr33"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1.104cm" fo:min-width="0cm" fo:padding-top="0.125cm" fo:padding-bottom="0.125cm" fo:padding-left="0.25cm" fo:padding-right="0.25cm" fo:wrap-option="no-wrap" draw:shadow="hidden"/>
    </style:style>
    <style:style style:name="gr34"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453cm" fo:min-width="0.44cm" fo:padding-top="0.125cm" fo:padding-bottom="0.125cm" fo:padding-left="0.25cm" fo:padding-right="0.25cm" fo:wrap-option="no-wrap" draw:shadow="hidden"/>
    </style:style>
    <style:style style:name="gr35"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0.253cm" fo:min-width="0.753cm" fo:padding-top="0.125cm" fo:padding-bottom="0.125cm" fo:padding-left="0.25cm" fo:padding-right="0.25cm" fo:wrap-option="no-wrap" draw:shadow="hidden"/>
    </style:style>
    <style:style style:name="gr36" style:family="graphic" style:parent-style-name="standard">
      <style:graphic-properties draw:stroke="none" draw:fill="solid" draw:fill-color="#000000" draw:textarea-horizontal-align="left" draw:textarea-vertical-align="top" draw:auto-grow-height="true" draw:auto-grow-width="true" fo:min-height="0.737cm" fo:min-width="2.172cm" fo:padding-top="0.125cm" fo:padding-bottom="0.125cm" fo:padding-left="0.25cm" fo:padding-right="0.25cm" fo:wrap-option="no-wrap" draw:shadow="hidden"/>
    </style:style>
    <style:style style:name="gr37"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8.048cm" fo:min-width="5.798cm" fo:padding-top="0.225cm" fo:padding-bottom="0.225cm" fo:padding-left="0.35cm" fo:padding-right="0.35cm" fo:wrap-option="no-wrap" draw:shadow="hidden"/>
    </style:style>
    <style:style style:name="gr38"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898cm" fo:min-width="0cm" fo:padding-top="0.125cm" fo:padding-bottom="0.125cm" fo:padding-left="0.25cm" fo:padding-right="0.25cm" fo:wrap-option="no-wrap"/>
    </style:style>
    <style:style style:name="gr39"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913cm" fo:min-width="0cm" fo:padding-top="0.125cm" fo:padding-bottom="0.125cm" fo:padding-left="0.25cm" fo:padding-right="0.25cm" fo:wrap-option="no-wrap"/>
    </style:style>
    <style:style style:name="gr40"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10.277cm" fo:min-width="0cm" fo:padding-top="0.125cm" fo:padding-bottom="0.125cm" fo:padding-left="0.25cm" fo:padding-right="0.25cm" fo:wrap-option="no-wrap"/>
    </style:style>
    <style:style style:name="gr41"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412cm" fo:min-width="0cm" fo:padding-top="0.125cm" fo:padding-bottom="0.125cm" fo:padding-left="0.25cm" fo:padding-right="0.25cm" fo:wrap-option="no-wrap"/>
    </style:style>
    <style:style style:name="gr42"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279cm" fo:min-width="0cm" fo:padding-top="0.125cm" fo:padding-bottom="0.125cm" fo:padding-left="0.25cm" fo:padding-right="0.25cm" fo:wrap-option="no-wrap"/>
    </style:style>
    <style:style style:name="gr43"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9.979cm" fo:min-width="0cm" fo:padding-top="0.125cm" fo:padding-bottom="0.125cm" fo:padding-left="0.25cm" fo:padding-right="0.25cm" fo:wrap-option="no-wrap"/>
    </style:style>
    <style:style style:name="gr44"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72cm" fo:min-width="5.754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5.657cm" fo:padding-top="0.125cm" fo:padding-bottom="0.125cm" fo:padding-left="0.25cm" fo:padding-right="0.25cm" fo:wrap-option="no-wrap"/>
      <style:paragraph-properties style:writing-mode="lr-tb"/>
    </style:style>
    <style:style style:name="gr46"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7.921cm" fo:padding-top="0.125cm" fo:padding-bottom="0.125cm" fo:padding-left="0.25cm" fo:padding-right="0.25cm" fo:wrap-option="no-wrap"/>
      <style:paragraph-properties style:writing-mode="lr-tb"/>
    </style:style>
    <style:style style:name="gr4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48" style:family="graphic">
      <style:graphic-properties style:protect="size"/>
    </style:style>
    <style:style style:name="pr1" style:family="presentation" style:parent-style-name="Master1-Layout7-blank-白紙-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loext:graphic-properties draw:fill="none"/>
      <style:paragraph-properties style:writing-mode="lr-tb" style:font-independent-line-spacing="true"/>
    </style:style>
    <style:style style:name="P2"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 style:family="paragraph">
      <loext:graphic-properties draw:fill="solid" draw:fill-color="#cccc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3pt" style:font-size-asian="13pt" style:font-size-complex="13pt"/>
    </style:style>
    <style:style style:name="P4" style:family="paragraph">
      <loext:graphic-properties draw:fill="solid" draw:fill-color="#cc99ff" draw:opacity="100%"/>
      <style:paragraph-properties style:writing-mode="lr-tb" style:font-independent-line-spacing="false"/>
    </style:style>
    <style:style style:name="P5" style:family="paragraph">
      <loext:graphic-properties draw:fill="none"/>
      <style:paragraph-properties style:writing-mode="lr-tb" style:font-independent-line-spacing="false"/>
    </style:style>
    <style:style style:name="P6" style:family="paragraph">
      <loext:graphic-properties draw:fill="gradient" draw:fill-gradient-name="a799"/>
      <style:paragraph-properties style:writing-mode="lr-tb" style:font-independent-line-spacing="false"/>
    </style:style>
    <style:style style:name="P7" style:family="paragraph">
      <loext:graphic-properties draw:fill="gradient" draw:fill-gradient-name="a803"/>
      <style:paragraph-properties style:writing-mode="lr-tb" style:font-independent-line-spacing="false"/>
    </style:style>
    <style:style style:name="P8" style:family="paragraph">
      <loext:graphic-properties draw:fill="gradient" draw:fill-gradient-name="a807"/>
      <style:paragraph-properties style:writing-mode="lr-tb" style:font-independent-line-spacing="false"/>
    </style:style>
    <style:style style:name="P9" style:family="paragraph">
      <loext:graphic-properties draw:fill="gradient" draw:fill-gradient-name="a811"/>
      <style:paragraph-properties style:writing-mode="lr-tb" style:font-independent-line-spacing="false"/>
    </style:style>
    <style:style style:name="P1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1"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2" style:family="paragraph">
      <loext:graphic-properties draw:fill="solid" draw:fill-color="#b2b2b2" draw:opacity="100%"/>
      <style:paragraph-properties style:writing-mode="lr-tb" style:font-independent-line-spacing="false"/>
    </style:style>
    <style:style style:name="P13" style:family="paragraph">
      <loext:graphic-properties draw:fill="solid" draw:fill-color="#ffcc99" draw:opacity="100%"/>
      <style:paragraph-properties style:writing-mode="lr-tb" style:font-independent-line-spacing="false"/>
    </style:style>
    <style:style style:name="P14" style:family="paragraph">
      <loext:graphic-properties draw:fill="solid" draw:fill-color="#ccccff" draw:opacity="100%"/>
      <style:paragraph-properties style:writing-mode="lr-tb" style:font-independent-line-spacing="false"/>
    </style:style>
    <style:style style:name="P15" style:family="paragraph">
      <loext:graphic-properties draw:fill="solid" draw:fill-color="#ffffff" draw:opacity="100%"/>
      <style:paragraph-properties style:writing-mode="lr-tb" style:font-independent-line-spacing="false"/>
    </style:style>
    <style:style style:name="P16" style:family="paragraph">
      <loext:graphic-properties draw:fill="solid" draw:fill-color="#ffffcc" draw:opacity="100%"/>
      <style:paragraph-properties style:writing-mode="lr-tb" style:font-independent-line-spacing="false"/>
    </style:style>
    <style:style style:name="P17"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18" style:family="paragraph">
      <loext:graphic-properties draw:fill="solid" draw:fill-color="#999999" draw:opacity="100%"/>
      <style:paragraph-properties style:writing-mode="lr-tb" style:font-independent-line-spacing="false"/>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loext:opacity="100%" fo:font-size="13pt" fo:font-weight="bold" fo:background-color="#99ccff" style:font-size-asian="13pt" style:font-weight-asian="bold" style:font-size-complex="13pt" style:font-weight-complex="bold"/>
    </style:style>
    <style:style style:name="P20" style:family="paragraph">
      <loext:graphic-properties draw:fill="gradient" draw:fill-gradient-name="a742"/>
      <style:paragraph-properties style:writing-mode="lr-tb" style:font-independent-line-spacing="false"/>
    </style:style>
    <style:style style:name="P21" style:family="paragraph">
      <loext:graphic-properties draw:fill="gradient" draw:fill-gradient-name="a746"/>
      <style:paragraph-properties style:writing-mode="lr-tb" style:font-independent-line-spacing="false"/>
    </style:style>
    <style:style style:name="P22" style:family="paragraph">
      <loext:graphic-properties draw:fill="none" draw:fill-color="#ffcc99" draw:opacity="100%"/>
      <style:paragraph-properties style:writing-mode="lr-tb" style:font-independent-line-spacing="false"/>
    </style:style>
    <style:style style:name="P23" style:family="paragraph">
      <loext:graphic-properties draw:fill="solid" draw:fill-color="#dddddd" draw:opacity="100%"/>
      <style:paragraph-properties fo:text-align="center" style:writing-mode="lr-tb" style:font-independent-line-spacing="false"/>
    </style:style>
    <style:style style:name="P24" style:family="paragraph">
      <loext:graphic-properties draw:fill="solid" draw:fill-color="#ccccff" draw:opacity="100%"/>
      <style:paragraph-properties fo:text-align="center" style:writing-mode="lr-tb" style:font-independent-line-spacing="false"/>
    </style:style>
    <style:style style:name="P25" style:family="paragraph">
      <loext:graphic-properties draw:fill="solid" draw:fill-color="#000000"/>
      <style:paragraph-properties fo:text-align="center" style:writing-mode="lr-tb" style:font-independent-line-spacing="false"/>
    </style:style>
    <style:style style:name="P26" style:family="paragraph">
      <loext:graphic-properties draw:fill="solid" draw:fill-color="#3465a4" draw:opacity="100%"/>
      <style:paragraph-properties fo:text-align="center" style:writing-mode="lr-tb" style:font-independent-line-spacing="false"/>
    </style:style>
    <style:style style:name="P27" style:family="paragraph">
      <loext:graphic-properties draw:fill="solid" draw:fill-color="#ffffcc" draw:opacity="100%"/>
      <style:paragraph-properties fo:text-align="center" style:writing-mode="lr-tb" style:font-independent-line-spacing="false"/>
    </style:style>
    <style:style style:name="P28" style:family="paragraph">
      <loext:graphic-properties draw:fill="solid" draw:fill-color="#999999"/>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color="#999999" loext:opacity="100%"/>
    </style:style>
    <style:style style:name="P29" style:family="paragraph">
      <loext:graphic-properties draw:fill="solid" draw:fill-color="#999999" draw:opacity="100%"/>
      <style:paragraph-properties fo:text-align="center" style:writing-mode="lr-tb" style:font-independent-line-spacing="false"/>
    </style:style>
    <style:style style:name="P30" style:family="paragraph">
      <loext:graphic-properties draw:fill="gradient" draw:fill-gradient-name="a742"/>
      <style:paragraph-properties fo:text-align="center" style:writing-mode="lr-tb" style:font-independent-line-spacing="false"/>
    </style:style>
    <style:style style:name="P31" style:family="paragraph">
      <loext:graphic-properties draw:fill="none" draw:fill-color="#ffcc99" draw:opacity="100%"/>
      <style:paragraph-properties fo:text-align="center" style:writing-mode="lr-tb" style:font-independent-line-spacing="false"/>
    </style:style>
    <style:style style:name="P3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loext:opacity="100%" fo:font-size="13pt" style:font-size-asian="13pt" style:font-size-complex="13pt"/>
    </style:style>
    <style:style style:name="P33" style:family="paragraph">
      <loext:graphic-properties draw:fill="solid" draw:fill-color="#ffffcc"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3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35"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loext:opacity="100%" style:text-line-through-style="none" style:text-line-through-type="none" style:text-position="0% 100%" style:font-name="Liberation Sans" fo:font-size="13pt" fo:letter-spacing="normal" fo:font-style="normal" style:text-underline-style="none" fo:font-weight="bold" style:text-underline-mode="continuous" style:text-overline-mode="continuous" style:text-line-through-mode="continuous" style:letter-kerning="true" style:font-name-asian="ＭＳ Ｐゴシック" style:font-size-asian="13pt" style:language-asian="ja" style:country-asian="JP" style:font-style-asian="normal" style:font-weight-asian="bold" style:font-name-complex="TakaoPGothic" style:font-size-complex="13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3pt" style:font-style-asian="normal" style:font-weight-asian="bold" style:font-name-complex="TakaoPGothic" style:font-size-complex="13pt" style:font-style-complex="normal" style:font-weight-complex="bold"/>
    </style:style>
    <style:style style:name="T3" style:family="text">
      <style:text-properties fo:font-variant="normal" fo:text-transform="none" fo:color="#999999" loext:opacity="100%" style:text-line-through-style="none" style:text-line-through-type="none" style:text-position="0% 100%" style:font-name="Arial" fo:font-size="12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2pt" style:font-style-asian="normal" style:font-weight-asian="bold" style:font-name-complex="TakaoPGothic" style:font-size-complex="12pt" style:font-style-complex="normal" style:font-weight-complex="bold"/>
    </style:style>
    <style:style style:name="T4" style:family="text">
      <style:text-properties fo:font-variant="normal" fo:text-transform="none" fo:color="#999999" loext:opacity="100%" style:text-line-through-style="none" style:text-line-through-type="none" style:text-position="0% 100%" style:font-name="ＭＳ Ｐゴシック" fo:font-size="12pt" fo:letter-spacing="normal" fo:font-style="normal" style:text-underline-style="none" fo:font-weight="bold" style:text-underline-mode="continuous" style:text-overline-mode="continuous" style:text-line-through-mode="continuous" style:letter-kerning="true" style:font-name-asian="TakaoPGothic" style:font-size-asian="12pt" style:language-asian="ja" style:country-asian="JP" style:font-style-asian="normal" style:font-weight-asian="bold" style:font-name-complex="TakaoPGothic" style:font-size-complex="1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ＭＳ Ｐゴシック"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TakaoPGothic" style:font-size-complex="10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ＭＳ Ｐゴシック" fo:font-size="10pt" fo:letter-spacing="normal" fo:font-style="normal" style:text-underline-style="none" fo:font-weight="bold" style:text-underline-mode="continuous" style:text-overline-mode="continuous" style:text-line-through-mode="continuous" style:letter-kerning="true" style:font-name-asian="ＭＳ Ｐゴシック" style:font-size-asian="10pt" style:language-asian="ja" style:country-asian="JP" style:font-style-asian="normal" style:font-weight-asian="bold" style:font-name-complex="TakaoPGothic"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ＭＳ Ｐゴシック" fo:font-size="12pt" fo:letter-spacing="normal" fo:font-style="normal" style:text-underline-style="none" fo:font-weight="bold" style:text-underline-mode="continuous" style:text-overline-mode="continuous" style:text-line-through-mode="continuous" style:letter-kerning="true" style:font-name-asian="ＭＳ Ｐゴシック" style:font-size-asian="12pt" style:language-asian="ja" style:country-asian="JP" style:font-style-asian="normal" style:font-weight-asian="bold" style:font-name-complex="TakaoPGothic" style:font-size-complex="12pt" style:font-style-complex="normal" style:font-weight-complex="bold"/>
    </style:style>
    <style:style style:name="T8" style:family="text">
      <style:text-properties fo:font-variant="normal" fo:text-transform="none" fo:color="#ff6666" loext:opacity="100%"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font-style-asian="normal" style:font-weight-asian="bold" style:font-name-complex="TakaoPGothic" style:font-size-complex="14pt" style:font-style-complex="normal" style:font-weight-complex="bold"/>
    </style:style>
    <style:style style:name="T9" style:family="text">
      <style:text-properties fo:font-variant="normal" fo:text-transform="none" fo:color="#ff6666" loext:opacity="100%"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language-asian="ja" style:country-asian="JP" style:font-style-asian="normal" style:font-weight-asian="bold" style:font-name-complex="TakaoPGothic" style:font-size-complex="14pt" style:font-style-complex="normal" style:font-weight-complex="bold"/>
    </style:style>
    <style:style style:name="T10" style:family="text">
      <style:text-properties fo:font-variant="normal" fo:text-transform="none" fo:color="#3399ff" loext:opacity="100%"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T12" style:family="text">
      <style:text-properties fo:font-variant="normal" fo:text-transform="none" fo:color="#3399ff" loext:opacity="100%" style:text-line-through-style="none" style:text-line-through-type="none" style:text-position="0% 100%" fo:font-size="13pt" fo:letter-spacing="normal"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Liberation Sans" fo:font-size="10pt" fo:letter-spacing="normal" fo:font-style="normal" style:text-underline-style="none" fo:font-weight="bold" style:text-underline-mode="continuous" style:text-overline-mode="continuous" style:text-line-through-mode="continuous" style:letter-kerning="true" style:font-name-asian="TakaoPGothic" style:font-size-asian="10pt" style:language-asian="ja" style:country-asian="JP" style:font-style-asian="normal" style:font-weight-asian="bold" style:font-name-complex="TakaoPGothic" style:font-size-complex="1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Liberation Sans" fo:font-size="10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0pt" style:font-style-asian="normal" style:font-weight-asian="bold" style:font-name-complex="TakaoPGothic" style:font-size-complex="10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白紙" presentation:presentation-page-layout-name="AL1T13">
        <draw:custom-shape draw:name="正方形/長方形 150" draw:style-name="gr1" draw:text-style-name="P1" draw:layer="layout" svg:width="44.492cm" svg:height="23.622cm" svg:x="-11.43cm" svg:y="-1.311cm">
          <text:p/>
          <draw:enhanced-geometry svg:viewBox="0 0 21600 21600" draw:mirror-horizontal="false" draw:mirror-vertical="false" draw:type="non-primitive" draw:enhanced-path="M 0 0 L 21600 0 21600 21600 0 21600 Z N"/>
        </draw:custom-shape>
        <draw:custom-shape draw:name="フリーフォーム: 図形 2" draw:style-name="gr2" draw:text-style-name="P3" draw:layer="layout" svg:width="2.485cm" svg:height="0.861cm" svg:x="14.815cm" svg:y="2.539cm">
          <text:p text:style-name="P2"><text:span text:style-name="T1">仮想 </text:span><text:span text:style-name="T2">IP</text:span></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5" draw:style-name="gr3" draw:text-style-name="P4" draw:layer="layout" svg:width="0.554cm" svg:height="0.622cm" svg:x="15.846cm" svg:y="3.3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20" draw:style-name="gr4" draw:text-style-name="P5" draw:layer="layout" svg:width="10.854cm" svg:height="1.592cm" svg:x="8.6cm" svg:y="0.208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name="グループ化 21">
          <draw:custom-shape draw:name="フリーフォーム: 図形 22" draw:style-name="gr5" draw:text-style-name="P6" draw:layer="layout" svg:width="0.917cm" svg:height="1.1cm" svg:x="9.2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3" draw:style-name="gr6" draw:text-style-name="P7" draw:layer="layout" svg:width="0.916cm" svg:height="1.1cm" svg:x="11.982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4" draw:style-name="gr7" draw:text-style-name="P8" draw:layer="layout" svg:width="0.918cm" svg:height="1.1cm" svg:x="17.54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5" draw:style-name="gr8" draw:text-style-name="P9" draw:layer="layout" svg:width="0.915cm" svg:height="1.1cm" svg:x="14.765cm" svg:y="0.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g>
        <draw:frame draw:name="テキスト ボックス 27" draw:style-name="gr9" draw:text-style-name="P11" draw:layer="layout" svg:width="4.084cm" svg:height="0.808cm" svg:x="5.716cm" svg:y="1cm">
          <draw:text-box>
            <text:p text:style-name="P10"><text:span text:style-name="T3">AP</text:span><text:span text:style-name="T4">サーバ</text:span></text:p>
          </draw:text-box>
        </draw:frame>
        <draw:g>
          <draw:custom-shape draw:name="フリーフォーム: 図形 26" draw:style-name="gr10" draw:text-style-name="P12" draw:layer="layout" svg:width="0.388cm" svg:height="0.611cm" svg:x="15.881cm" svg:y="1.8cm">
            <text:p/>
            <draw:enhanced-geometry svg:viewBox="0 0 21600 21600" draw:mirror-horizontal="false" draw:mirror-vertical="false" draw:text-areas="?f12 ?f19 ?f15 ?f21" draw:type="non-primitive" draw:modifiers="16200 5400"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6" draw:style-name="gr11" draw:text-style-name="P13" draw:layer="layout" svg:width="5.546cm" svg:height="3.294cm" svg:x="11.2cm" svg:y="5.281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7" draw:style-name="gr12" draw:text-style-name="P14" draw:layer="layout" svg:width="4.082cm" svg:height="0.884cm" svg:x="11.949cm" svg:y="5.723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3" draw:text-style-name="P11" draw:layer="layout" svg:width="4.022cm" svg:height="1.416cm" svg:x="11.98cm" svg:y="5.82cm">
            <draw:text-box>
              <text:p text:style-name="P10"><text:span text:style-name="T5">Watchdog </text:span><text:span text:style-name="T6">プロセス</text:span></text:p>
            </draw:text-box>
          </draw:frame>
          <draw:custom-shape draw:name="フリーフォーム: 図形 9" draw:style-name="gr14" draw:text-style-name="P15" draw:layer="layout" svg:width="4.082cm" svg:height="0.75cm" svg:x="11.949cm" svg:y="7.561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1" draw:style-name="gr15" draw:text-style-name="P16" draw:layer="layout" svg:width="0.659cm" svg:height="0.919cm" svg:x="12.406cm" svg:y="6.653cm">
            <text:p/>
            <draw:enhanced-geometry svg:viewBox="0 0 21600 21600" draw:mirror-horizontal="false" draw:mirror-vertical="false" draw:text-areas="?f11 ?f17 ?f13 ?f18" draw:type="non-primitive" draw:modifiers="5400 4300" draw:enhanced-path="M ?f8 ?f12 L ?f10 ?f8 ?f9 ?f12 ?f13 ?f12 ?f13 ?f14 ?f9 ?f14 ?f10 ?f9 ?f8 ?f14 ?f11 ?f14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1"/>
              <draw:equation draw:name="f16" draw:formula="?f12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frame draw:name="テキスト ボックス 12" draw:style-name="gr16" draw:text-style-name="P11" draw:layer="layout" svg:width="3.343cm" svg:height="1.462cm" svg:x="12.938cm" svg:y="6.784cm">
            <draw:text-box>
              <text:p text:style-name="P10"><text:span text:style-name="T7">プロセス監視</text:span></text:p>
            </draw:text-box>
          </draw:frame>
          <draw:frame draw:name="テキスト ボックス 13" draw:style-name="gr17" draw:text-style-name="P11" draw:layer="layout" svg:width="3.737cm" svg:height="1.414cm" svg:x="11.963cm" svg:y="7.634cm">
            <draw:text-box>
              <text:p text:style-name="P10"><text:span text:style-name="T5">Pgpool-II </text:span><text:span text:style-name="T6">プロセス</text:span></text:p>
            </draw:text-box>
          </draw:frame>
          <draw:frame draw:name="テキスト ボックス 14" draw:style-name="gr18" draw:text-style-name="P17" draw:layer="layout" svg:width="5.183cm" svg:height="0.9cm" svg:x="11.217cm" svg:y="4.202cm">
            <draw:text-box>
              <text:p text:style-name="P2"><text:span text:style-name="T8">Pgpool-II (</text:span><text:span text:style-name="T9">Leader</text:span><text:span text:style-name="T8">)</text:span></text:p>
            </draw:text-box>
          </draw:frame>
          <draw:custom-shape draw:name="フリーフォーム: 図形 18" draw:style-name="gr19" draw:text-style-name="P18" draw:layer="layout" svg:width="0.554cm" svg:height="1.289cm" svg:x="14.046cm" svg:y="8.311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frame draw:name="テキスト ボックス 28" draw:style-name="gr20" draw:text-style-name="P19" draw:layer="layout" svg:width="2.537cm" svg:height="0.9cm" svg:x="12.4cm" svg:y="3.212cm">
            <draw:text-box>
              <text:p text:style-name="P10"><text:span text:style-name="T10">Server1</text:span></text:p>
            </draw:text-box>
          </draw:frame>
          <draw:g draw:name="グループ化 59">
            <draw:custom-shape draw:name="フリーフォーム: 図形 60" draw:style-name="gr21" draw:text-style-name="P20" draw:layer="layout" svg:width="1.253cm" svg:height="1.813cm" svg:x="13.929cm" svg:y="9.764cm">
              <text:p/>
              <draw:enhanced-geometry svg:viewBox="0 0 21600 21600" draw:mirror-horizontal="false" draw:mirror-vertical="false" draw:path-stretchpoint-x="21600" draw:path-stretchpoint-y="21600" draw:text-areas="?f7 ?f9 ?f15 ?f13" draw:glue-points="?f20 ?f7 ?f18 ?f9 ?f7 ?f21 ?f18 ?f13 ?f15 ?f21 ?f12 ?f19"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61" draw:style-name="gr22" draw:text-style-name="P21" draw:layer="layout" svg:width="1.252cm" svg:height="0.723cm" svg:x="14.764cm" svg:y="11.217cm">
              <text:p/>
              <draw:enhanced-geometry svg:viewBox="0 0 88 21600" draw:mirror-horizontal="false" draw:mirror-vertical="false" draw:text-areas="?f26 ?f13 ?f29 ?f31" draw:glue-points="?f24 ?f13 ?f24 ?f25 ?f26 ?f27 ?f24 ?f28 ?f29 ?f27" draw:type="non-primitive" draw:modifiers="5400" draw:enhanced-path="M ?f7 ?f4 C ?f9 ?f4 ?f4 ?f33 ?f4 ?f23 L ?f4 ?f31 C ?f4 ?f34 ?f9 ?f6 ?f7 ?f6 ?f10 ?f6 ?f5 ?f34 ?f5 ?f31 L ?f5 ?f23 C ?f5 ?f33 ?f10 ?f4 ?f7 ?f4 Z N M ?f7 ?f4 C ?f9 ?f4 ?f4 ?f33 ?f4 ?f23 ?f4 ?f35 ?f9 ?f13 ?f7 ?f13 ?f10 ?f13 ?f5 ?f35 ?f5 ?f23 ?f5 ?f33 ?f10 ?f4 ?f7 ?f4 Z N">
                <draw:equation draw:name="f0" draw:formula="top"/>
                <draw:equation draw:name="f1" draw:formula="bottom"/>
                <draw:equation draw:name="f2" draw:formula="?f1 - ?f0"/>
                <draw:equation draw:name="f3" draw:formula="?f2 / 21600"/>
                <draw:equation draw:name="f4" draw:formula="0"/>
                <draw:equation draw:name="f5" draw:formula="88"/>
                <draw:equation draw:name="f6" draw:formula="21600"/>
                <draw:equation draw:name="f7" draw:formula="44"/>
                <draw:equation draw:name="f8" draw:formula="10800"/>
                <draw:equation draw:name="f9" draw:formula="20"/>
                <draw:equation draw:name="f10" draw:formula="68"/>
                <draw:equation draw:name="f11" draw:formula="?f6 - ?f4"/>
                <draw:equation draw:name="f12" draw:formula="?f5 - ?f4"/>
                <draw:equation draw:name="f13" draw:formula="$0"/>
                <draw:equation draw:name="f14" draw:formula="?f12 / 88"/>
                <draw:equation draw:name="f15" draw:formula="?f11 / 21600"/>
                <draw:equation draw:name="f16" draw:formula="?f13 * 2"/>
                <draw:equation draw:name="f17" draw:formula="0 * ?f14"/>
                <draw:equation draw:name="f18" draw:formula="88 * ?f14"/>
                <draw:equation draw:name="f19" draw:formula="44 * ?f14"/>
                <draw:equation draw:name="f20" draw:formula="0 * ?f15"/>
                <draw:equation draw:name="f21" draw:formula="10800 * ?f15"/>
                <draw:equation draw:name="f22" draw:formula="21600 * ?f15"/>
                <draw:equation draw:name="f23" draw:formula="?f16 / 4"/>
                <draw:equation draw:name="f24" draw:formula="?f19 / ?f14"/>
                <draw:equation draw:name="f25" draw:formula="?f20 / ?f15"/>
                <draw:equation draw:name="f26" draw:formula="?f17 / ?f14"/>
                <draw:equation draw:name="f27" draw:formula="?f21 / ?f15"/>
                <draw:equation draw:name="f28" draw:formula="?f22 / ?f15"/>
                <draw:equation draw:name="f29" draw:formula="?f18 / ?f14"/>
                <draw:equation draw:name="f30" draw:formula="?f23 * 6"/>
                <draw:equation draw:name="f31" draw:formula="21600 - ?f23"/>
                <draw:equation draw:name="f32" draw:formula="?f30 / 11"/>
                <draw:equation draw:name="f33" draw:formula="?f23 - ?f32"/>
                <draw:equation draw:name="f34" draw:formula="?f31 + ?f32"/>
                <draw:equation draw:name="f35" draw:formula="?f23 + ?f32"/>
                <draw:equation draw:name="f36" draw:formula="$0 / ?f3"/>
                <draw:handle draw:handle-position="?f24 $0" draw:handle-range-y-minimum="0" draw:handle-range-y-maximum="10800"/>
              </draw:enhanced-geometry>
            </draw:custom-shape>
          </draw:g>
          <draw:frame draw:name="テキスト ボックス 62" draw:style-name="gr23" draw:text-style-name="P11" draw:layer="layout" svg:width="3.203cm" svg:height="1.361cm" svg:x="10.728cm" svg:y="9.972cm">
            <draw:text-box>
              <text:p text:style-name="P10"><text:span text:style-name="T11">PostgreSQL</text:span></text:p>
              <text:p text:style-name="P10"><text:span text:style-name="T11">(Primary)</text:span></text:p>
            </draw:text-box>
          </draw:frame>
          <draw:custom-shape draw:name="フリーフォーム: 図形 6" draw:style-name="gr24" draw:text-style-name="P22" draw:layer="layout" svg:width="7.2cm" svg:height="8.278cm" svg:x="10.4cm" svg:y="4.022cm">
            <text:p/>
            <draw:enhanced-geometry svg:viewBox="0 0 21600 21600" draw:mirror-horizontal="false" draw:mirror-vertical="false"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path draw:style-name="gr25" draw:text-style-name="P23" draw:layer="layout" svg:width="5.546cm" svg:height="3.661cm" svg:x="3.201cm" svg:y="12.95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polygon draw:style-name="gr25" draw:text-style-name="P23" draw:layer="layout" svg:width="0cm" svg:height="0cm" svg:x="3.201cm" svg:y="12.95cm" svg:viewBox="0 0 0 0" draw:points="0,0">
          <text:p/>
        </draw:polygon>
        <draw:polygon draw:style-name="gr25" draw:text-style-name="P23" draw:layer="layout" svg:width="0cm" svg:height="0cm" svg:x="8.748cm" svg:y="16.612cm" svg:viewBox="0 0 0 0" draw:points="0,0">
          <text:p/>
        </draw:polygon>
        <draw:path draw:style-name="gr26" draw:text-style-name="P24" draw:layer="layout" svg:width="4.082cm" svg:height="0.982cm" svg:x="3.95cm" svg:y="13.442cm" svg:viewBox="0 0 4083 983" svg:d="M163 0c-3 0-6 0-9 0s-5 1-8 1-5 1-8 1c-3 1-6 1-9 2s-5 1-8 2-5 1-8 2-5 2-8 3-5 2-8 3-5 3-8 4c-2 1-5 3-7 4-3 1-5 3-8 4-2 2-5 3-7 5s-5 3-7 5-4 4-6 6-4 4-6 6-4 4-6 6-4 4-6 6-3 5-5 7-3 5-5 7c-1 2-3 5-4 7-1 3-3 5-4 8s-3 5-4 8-2 5-3 8-2 5-3 8-1 5-2 8-1 5-2 8-1 6-2 9c0 3-1 5-1 8s-1 5-1 8 0 6 0 9c0 219 0 437 0 656 0 3 0 6 0 9s1 5 1 8 1 6 1 9c1 3 1 5 2 8s1 5 2 8 1 6 2 9 2 5 3 8 2 5 3 8c1 2 3 5 4 7 1 3 3 5 4 8 1 2 3 5 4 7 2 2 3 5 5 7s3 5 5 7 4 5 6 7 4 4 6 6 4 4 6 6 4 3 6 5 5 4 7 6 5 3 7 5c3 1 5 3 8 4 2 1 5 3 7 4 3 1 5 3 8 4s5 2 8 3 5 2 8 3 5 1 8 2 5 1 8 2 6 1 9 2c3 0 5 1 8 1s5 1 8 1 6 0 9 0c1252 0 2504-1 3756-1v-1c3 0 6 0 9 0s5-1 8-1 6-1 9-1c3-1 5-1 8-2s5-1 8-2 5-1 8-2 6-2 9-3c2-1 5-2 7-3 3-1 5-3 8-4s5-3 8-4c2-1 5-3 7-4 2-2 5-3 7-5s5-3 7-5 4-4 6-6 5-3 7-5 4-5 6-7 3-4 5-6 3-5 5-7 3-5 5-7 3-5 5-7c1-2 3-5 4-7 1-3 3-5 4-8s2-5 3-8 2-5 3-8 1-5 2-8 1-5 2-8 1-6 2-9c0-3 1-5 1-8s1-6 1-9 0-5 0-8c0-219-1-437-1-656h-1c0-3 0-5 0-8s-1-6-1-9-1-5-1-8c-1-3-1-6-2-9s-1-5-2-8-1-5-2-8-2-5-3-8-2-5-3-8-3-5-4-8c-1-2-3-5-4-7s-3-5-4-7c-2-2-3-5-5-7s-3-5-5-7-4-5-6-7-3-4-5-6-5-4-7-6-4-3-6-5-5-4-7-6c-2-1-5-3-7-4-2-2-5-3-7-5-2-1-5-3-7-4-3-1-5-3-8-4s-5-2-8-3-5-2-8-3-5-1-8-2-5-1-8-2-6-1-9-2c-3 0-5-1-8-1s-6-1-9-1-5 0-8 0c-1252 0-2504 0-3756 0z">
          <text:p/>
        </draw:path>
        <draw:polygon draw:style-name="gr26" draw:text-style-name="P24" draw:layer="layout" svg:width="0cm" svg:height="0cm" svg:x="3.95cm" svg:y="13.442cm" svg:viewBox="0 0 0 0" draw:points="0,0">
          <text:p/>
        </draw:polygon>
        <draw:polygon draw:style-name="gr26" draw:text-style-name="P24" draw:layer="layout" svg:width="0cm" svg:height="0cm" svg:x="8.033cm" svg:y="14.425cm" svg:viewBox="0 0 0 0" draw:points="0,0">
          <text:p/>
        </draw:polygon>
        <draw:g>
          <draw:path draw:style-name="gr27" draw:text-style-name="P25" draw:layer="layout" svg:width="0.258cm" svg:height="0.24cm" svg:x="4.234cm" svg:y="13.734cm" svg:viewBox="0 0 259 241" svg:d="M0 0c12 0 25 0 37 0 11 57 22 114 34 171 13-57 27-114 41-171 12 0 24 0 36 0 13 57 27 114 41 171 11-57 22-114 33-171 13 0 25 0 37 0-17 80-34 161-52 241-11 0-22 0-33 0-15-63-30-125-44-188-15 63-30 125-44 188-12 0-23 0-34 0-17-80-35-161-52-241z">
            <text:p/>
          </draw:path>
          <draw:path draw:style-name="gr27" draw:text-style-name="P25" draw:layer="layout" svg:width="0.148cm" svg:height="0.163cm" svg:x="4.51cm" svg:y="13.811cm" svg:viewBox="0 0 149 164" svg:d="M7 54c3-16 9-29 18-38 11-11 26-16 47-16 23 0 41 5 51 16 10 10 15 21 15 33v85c0 9 3 18 11 27h-39c-5-5-7-11-7-17-10 13-26 20-48 20-18 0-32-5-42-15-9-9-13-19-13-31 0-13 4-24 13-33 10-10 23-16 40-19 11-1 20-4 28-6 12-3 19-5 22-7 0-5-3-10-7-15-5-4-12-7-20-7-12 0-20 3-25 7-3 3-5 9-8 16zM103 84c-2 2-5 3-9 4-16 4-28 6-35 8s-13 4-16 7c-3 4-5 8-5 12 0 6 2 11 5 14 2 2 7 3 15 3 14 0 26-4 35-14 6-5 9-9 10-11z">
            <text:p/>
          </draw:path>
          <draw:path draw:style-name="gr27" draw:text-style-name="P25" draw:layer="layout" svg:width="0.125cm" svg:height="0.213cm" svg:x="4.671cm" svg:y="13.761cm" svg:viewBox="0 0 126 214" svg:d="M32 0h35v53h46v28h-46v84c0 5 2 9 6 13 3 3 8 4 15 4 11 0 24-3 38-10v32c-12 7-24 10-37 10-19 0-33-5-42-13-10-10-15-21-15-33v-87h-32v-28h32z">
            <text:p/>
          </draw:path>
          <draw:path draw:style-name="gr27" draw:text-style-name="P25" draw:layer="layout" svg:width="0.149cm" svg:height="0.163cm" svg:x="4.814cm" svg:y="13.812cm" svg:viewBox="0 0 150 164" svg:d="M0 81c0-25 8-45 23-60 14-14 31-21 53-21 23 0 40 6 51 17s17 25 19 43h-37c-1-9-5-16-11-22-4-4-11-7-21-7s-18 4-24 10c-10 10-15 24-15 42 0 17 4 30 13 40 7 6 15 9 25 9 11 0 20-3 27-9 6-7 9-17 9-30h38c-1 22-8 40-20 52-13 13-31 19-54 19-20 0-37-7-51-20-17-17-25-38-25-63z">
            <text:p/>
          </draw:path>
          <draw:path draw:style-name="gr27" draw:text-style-name="P25" draw:layer="layout" svg:width="0.139cm" svg:height="0.237cm" svg:x="5cm" svg:y="13.734cm" svg:viewBox="0 0 140 238" svg:d="M0 0h35v106c11-19 26-29 46-29s35 5 45 14c10 10 14 22 14 35v112h-35v-105c0-9-2-16-8-22-4-3-9-5-16-5-9 0-17 3-24 11-10 9-17 22-22 39v82h-35z">
            <text:p/>
          </draw:path>
          <draw:path draw:style-name="gr27" draw:text-style-name="P25" draw:layer="layout" svg:width="0.144cm" svg:height="0.24cm" svg:x="5.18cm" svg:y="13.734cm" svg:viewBox="0 0 145 241" svg:d="M109 0h36v238h-36v-19c-5 15-18 22-36 22-20 0-36-6-48-18-17-16-25-38-25-65s8-49 23-64c12-12 27-18 45-18 21 0 35 7 41 22zM72 107c-8 0-15 3-22 10-8 8-12 22-12 41 0 20 4 34 13 43 6 6 13 8 21 8 9 0 17-3 24-9 9-10 13-23 13-42 0-17-5-31-15-41-6-7-14-10-22-10z">
            <text:p/>
          </draw:path>
          <draw:path draw:style-name="gr27" draw:text-style-name="P25" draw:layer="layout" svg:width="0.153cm" svg:height="0.163cm" svg:x="5.355cm" svg:y="13.811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27" draw:text-style-name="P25" draw:layer="layout" svg:width="0.154cm" svg:height="0.21cm" svg:x="5.533cm" svg:y="13.811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27" draw:text-style-name="P25" draw:layer="layout" svg:width="0.287cm" svg:height="0.309cm" svg:x="5.815cm" svg:y="13.674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27" draw:text-style-name="P25" draw:layer="layout" svg:width="0.219cm" svg:height="0.217cm" svg:x="6.152cm" svg:y="13.742cm" svg:viewBox="0 0 220 218" svg:d="M220 211c-13 0-26 0-39 0 0-5 0-10 0-15-47 0-95 0-142 0 0 7 0 15 0 22-13 0-26 0-39 0 0-73 0-145 0-218 73 0 147 0 220 0 0 70 0 141 0 211zM39 37c0 41 0 82 0 122 47 0 95 0 142 0 0-40 0-81 0-122-47 0-95 0-142 0z">
            <text:p/>
          </draw:path>
          <draw:path draw:style-name="gr27" draw:text-style-name="P25" draw:layer="layout" svg:width="0.288cm" svg:height="0.27cm" svg:x="6.435cm" svg:y="13.712cm" svg:viewBox="0 0 289 271" svg:d="M281 97c-27 39-50 72-71 98l-30-21c20-26 38-50 55-72l-104 19v97c0 11 5 16 15 16h128l-4 37h-132c-31 0-46-16-46-48v-96l-80 17-12-38 92-16v-90h33c10 3 12 8 6 16v68l116-19 13-8 27 27c4 8 2 12-6 13z">
            <text:p/>
          </draw:path>
          <draw:path draw:style-name="gr27" draw:text-style-name="P25" draw:layer="layout" svg:width="0.289cm" svg:height="0.25cm" svg:x="6.759cm" svg:y="13.729cm" svg:viewBox="0 0 290 251" svg:d="M176 120c38 29 76 63 114 104l-31 26c-39-40-76-74-109-100-33 37-74 71-121 101l-29-27c96-63 157-124 184-182l-147 9-5-39 160-7 19-5 23 24c7 9 5 15-6 17-16 29-34 56-52 79z">
            <text:p/>
          </draw:path>
        </draw:g>
        <draw:path draw:style-name="gr28" draw:text-style-name="P26" draw:layer="layout" svg:width="4.082cm" svg:height="0.833cm" svg:x="3.95cm" svg:y="15.484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8" draw:text-style-name="P26" draw:layer="layout" svg:width="0cm" svg:height="0cm" svg:x="3.95cm" svg:y="15.484cm" svg:viewBox="0 0 0 0" draw:points="0,0">
          <text:p/>
        </draw:polygon>
        <draw:polygon draw:style-name="gr28" draw:text-style-name="P26" draw:layer="layout" svg:width="0cm" svg:height="0cm" svg:x="8.033cm" svg:y="16.319cm" svg:viewBox="0 0 0 0" draw:points="0,0">
          <text:p/>
        </draw:polygon>
        <draw:path draw:style-name="gr29" draw:text-style-name="P27" draw:layer="layout" svg:width="0.659cm" svg:height="1.022cm" svg:x="4.406cm" svg:y="14.475cm" svg:viewBox="0 0 660 1023" svg:d="M0 203c110-68 220-135 330-203 110 68 220 135 330 203-55 0-110 0-165 0 0 205 0 411 0 616 55 0 110 0 165 0-110 68-220 136-330 204-110-68-220-136-330-204 55 0 110 0 165 0 0-205 0-411 0-616-55 0-110 0-165 0z">
          <text:p/>
        </draw:path>
        <draw:polygon draw:style-name="gr29" draw:text-style-name="P27" draw:layer="layout" svg:width="0cm" svg:height="0cm" svg:x="4.406cm" svg:y="14.475cm" svg:viewBox="0 0 0 0" draw:points="0,0">
          <text:p/>
        </draw:polygon>
        <draw:polygon draw:style-name="gr29" draw:text-style-name="P27" draw:layer="layout" svg:width="0cm" svg:height="0cm" svg:x="5.066cm" svg:y="15.498cm" svg:viewBox="0 0 0 0" draw:points="0,0">
          <text:p/>
        </draw:polygon>
        <draw:g>
          <draw:path draw:style-name="gr30" draw:text-style-name="P25" draw:layer="layout" svg:width="0.344cm" svg:height="0.37cm" svg:x="5.21cm" svg:y="14.749cm" svg:viewBox="0 0 345 371" svg:d="M294 75c8 0 14-3 18-7 5-5 7-11 7-19 0-7-2-13-7-18-4-4-10-7-18-7-7 0-13 3-17 7-5 5-7 11-7 18 0 8 2 14 7 19 4 4 10 7 17 7zM294 99c-14 0-26-5-35-14-10-10-14-21-14-36 0-14 4-25 14-35 9-9 21-14 35-14 15 0 27 5 36 14 10 10 15 22 15 35 0 14-5 26-15 36-9 9-21 14-36 14zM0 120v-44h246l45 33c-5 134-82 221-228 262l-32-42c135-32 206-102 212-209z">
            <text:p/>
          </draw:path>
          <draw:path draw:style-name="gr30" draw:text-style-name="P25" draw:layer="layout" svg:width="0.263cm" svg:height="0.26cm" svg:x="5.616cm" svg:y="14.83cm" svg:viewBox="0 0 264 261" svg:d="M264 253c-16 0-31 0-47 0 0-6 0-12 0-18-57 0-114 0-171 0 0 9 0 17 0 26-15 0-31 0-46 0 0-87 0-174 0-261 88 0 176 0 264 0 0 84 0 169 0 253zM46 44c0 49 0 98 0 147 57 0 114 0 171 0 0-49 0-98 0-147-57 0-114 0-171 0z">
            <text:p/>
          </draw:path>
          <draw:path draw:style-name="gr30" draw:text-style-name="P25" draw:layer="layout" svg:width="0.345cm" svg:height="0.323cm" svg:x="5.953cm" svg:y="14.794cm" svg:viewBox="0 0 346 324" svg:d="M336 116c-32 47-60 86-84 117l-36-24c24-31 46-60 66-88l-125 24v117c0 12 5 18 17 18h154l-5 44h-159c-36 0-54-18-54-56v-116l-96 20-14-45 110-19v-108h39c12 3 15 10 8 19v83l139-24 15-8 32 30c5 9 3 15-7 16z">
            <text:p/>
          </draw:path>
          <draw:path draw:style-name="gr30" draw:text-style-name="P25" draw:layer="layout" svg:width="0.347cm" svg:height="0.299cm" svg:x="6.34cm" svg:y="14.815cm" svg:viewBox="0 0 348 300" svg:d="M210 143c46 34 92 76 138 124l-38 31c-47-48-90-88-130-120-40 45-89 85-145 122l-35-32c115-76 189-149 220-219l-176 11-5-47 191-8 22-5 28 27c8 11 6 18-7 21-20 35-41 66-63 95z">
            <text:p/>
          </draw:path>
          <draw:path draw:style-name="gr30" draw:text-style-name="P25" draw:layer="layout" svg:width="0.378cm" svg:height="0.37cm" svg:x="6.732cm" svg:y="14.765cm" svg:viewBox="0 0 379 371" svg:d="M132 159v23h63v34h-139v8h-37v-208h170v34h-57v21h49v88zM245 94c-10 15-23 30-39 47l-31-28c31-34 53-72 66-113l38 12c8 6 8 11-2 16-3 11-7 18-12 22h107v44zM171 332h40v-65h-40zM353 183h-133v-44h133zM287 332v-65h-40v65zM135 332v-65h-40v65zM323 332h56v39h-379v-39h58v-103h265zM144 125v-20h-88v20zM96 71v-21h-40v21zM96 182v-23h-40v23z">
            <text:p/>
          </draw:path>
          <draw:path draw:style-name="gr30" draw:text-style-name="P25" draw:layer="layout" svg:width="0.391cm" svg:height="0.38cm" svg:x="7.152cm" svg:y="14.766cm" svg:viewBox="0 0 392 381" svg:d="M101 0c12 2 14 7 7 16v52h29l8-6 29 25-7 7c-17 32-37 60-59 85v3c21 8 43 19 65 35l-23 37c-16-13-30-25-42-35v162h-42v-167c-9 14-26 29-49 44l-17-40c51-33 89-70 113-111h-100v-39h53v-68zM277 246h-20v11c0 65-40 106-119 124l-13-41c60-15 91-42 91-80v-14h-14-20v-231h180v231h-43v79c0 6 2 9 6 9h15c3 0 5-2 5-6l6-33 41 9c-4 46-19 69-44 69h-36c-23 0-35-11-35-33zM223 78h98v-25h-98zM223 139h98v-22h-98zM223 208h98v-30h-98z">
            <text:p/>
          </draw:path>
        </draw:g>
        <draw:g>
          <draw:path draw:style-name="gr31" draw:text-style-name="P25" draw:layer="layout" svg:width="0.183cm" svg:height="0.237cm" svg:x="4.236cm" svg:y="15.749cm" svg:viewBox="0 0 184 238" svg:d="M0 0h112c21 0 38 7 52 20 13 13 20 31 20 55 0 23-7 41-19 54-13 12-30 19-53 19h-73v90h-39zM39 33v82h66c12 0 21-3 27-10 8-7 11-18 11-30 0-15-3-25-9-31-8-8-17-11-29-11z">
            <text:p/>
          </draw:path>
          <draw:path draw:style-name="gr31" draw:text-style-name="P25" draw:layer="layout" svg:width="0.154cm" svg:height="0.21cm" svg:x="4.445cm" svg:y="15.826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31" draw:text-style-name="P25" draw:layer="layout" svg:width="0.144cm" svg:height="0.21cm" svg:x="4.617cm" svg:y="15.826cm" svg:viewBox="0 0 145 211" svg:d="M35 211h-35v-208h35v16c7-13 19-19 38-19 20 0 36 6 49 18 15 16 23 37 23 63 0 29-8 50-23 65-13 13-29 19-49 19-21 0-33-7-38-21zM73 31c-10 0-18 4-26 11-8 9-12 18-12 30v19c0 12 5 22 14 32 7 7 15 11 24 11 8 0 14-3 20-9 9-9 14-24 14-44 0-18-4-32-13-40-6-6-13-10-21-10z">
            <text:p/>
          </draw:path>
          <draw:path draw:style-name="gr31" draw:text-style-name="P25" draw:layer="layout" svg:width="0.153cm" svg:height="0.163cm" svg:x="4.792cm" svg:y="15.826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153cm" svg:height="0.163cm" svg:x="4.974cm" svg:y="15.826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034cm" svg:height="0.237cm" svg:x="5.164cm" svg:y="15.749cm" svg:viewBox="0 0 35 238" svg:d="M0 0c12 0 23 0 35 0 0 79 0 159 0 238-12 0-23 0-35 0 0-79 0-159 0-238z">
            <text:p/>
          </draw:path>
          <draw:path draw:style-name="gr31" draw:text-style-name="P25" draw:layer="layout" svg:width="0.161cm" svg:height="0.028cm" svg:x="5.231cm" svg:y="15.85cm" svg:viewBox="0 0 162 29" svg:d="M0 0c54 0 108 0 162 0 0 10 0 19 0 29-54 0-108 0-162 0 0-10 0-19 0-29z">
            <text:p/>
          </draw:path>
          <draw:path draw:style-name="gr31" draw:text-style-name="P25" draw:layer="layout" svg:width="0.068cm" svg:height="0.237cm" svg:x="5.416cm" svg:y="15.749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068cm" svg:height="0.237cm" svg:x="5.504cm" svg:y="15.749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287cm" svg:height="0.309cm" svg:x="5.709cm" svg:y="15.689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31" draw:text-style-name="P25" draw:layer="layout" svg:width="0.219cm" svg:height="0.217cm" svg:x="6.046cm" svg:y="15.757cm" svg:viewBox="0 0 220 218" svg:d="M220 211c-13 0-26 0-39 0 0-5 0-10 0-15-47 0-95 0-142 0 0 7 0 15 0 22-13 0-26 0-39 0 0-73 0-145 0-218 73 0 147 0 220 0 0 70 0 141 0 211zM39 37c0 41 0 82 0 122 47 0 95 0 142 0 0-40 0-81 0-122-47 0-95 0-142 0z">
            <text:p/>
          </draw:path>
          <draw:path draw:style-name="gr31" draw:text-style-name="P25" draw:layer="layout" svg:width="0.288cm" svg:height="0.27cm" svg:x="6.329cm" svg:y="15.727cm" svg:viewBox="0 0 289 271" svg:d="M281 97c-27 39-50 72-71 98l-30-21c20-26 38-50 55-72l-104 19v97c0 11 5 16 15 16h128l-4 37h-132c-31 0-46-16-46-48v-96l-80 17-12-38 92-16v-90h33c10 3 12 8 6 16v68l116-19 13-8 27 27c4 8 2 12-6 13z">
            <text:p/>
          </draw:path>
          <draw:path draw:style-name="gr31" draw:text-style-name="P25" draw:layer="layout" svg:width="0.289cm" svg:height="0.25cm" svg:x="6.653cm" svg:y="15.744cm" svg:viewBox="0 0 290 251" svg:d="M176 120c38 29 76 63 114 104l-31 26c-39-40-76-74-109-100-33 37-74 71-121 101l-29-27c96-63 157-124 184-182l-147 9-5-39 160-7 19-5 23 24c7 9 5 15-6 17-16 29-34 56-52 79z">
            <text:p/>
          </draw:path>
        </draw:g>
        <draw:g>
          <draw:path draw:style-name="gr32" draw:text-style-name="P28" draw:layer="layout" svg:width="0.279cm" svg:height="0.339cm" svg:x="3.501cm" svg:y="12.085cm" svg:viewBox="0 0 280 340" svg:d="M280 107c0 22-5 42-15 59s-24 31-43 40-41 14-66 14h-85v120h-71v-340h153c41 0 72 9 94 28s33 45 33 79zM208 108c0-35-21-53-63-53h-74v110h76c20 0 35-5 45-15 11-9 16-23 16-42z">
            <text:p/>
          </draw:path>
          <draw:path draw:style-name="gr32" draw:text-style-name="P28" draw:layer="layout" svg:width="0.248cm" svg:height="0.37cm" svg:x="3.818cm" svg:y="12.159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32" draw:text-style-name="P28" draw:layer="layout" svg:width="0.248cm" svg:height="0.369cm" svg:x="4.132cm" svg:y="12.158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32" draw:text-style-name="P28" draw:layer="layout" svg:width="0.262cm" svg:height="0.27cm" svg:x="4.418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262cm" svg:height="0.27cm" svg:x="4.719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067cm" svg:height="0.357cm" svg:x="5.034cm" svg:y="12.067cm" svg:viewBox="0 0 68 358" svg:d="M0 358c0-119 0-239 0-358 23 0 45 0 68 0 0 119 0 239 0 358-23 0-45 0-68 0z">
            <text:p/>
          </draw:path>
          <draw:path draw:style-name="gr32" draw:text-style-name="P28" draw:layer="layout" svg:width="0.125cm" svg:height="0.058cm" svg:x="5.159cm" svg:y="12.267cm" svg:viewBox="0 0 126 59" svg:d="M0 59c0-20 0-39 0-59 42 0 84 0 126 0 0 20 0 39 0 59-42 0-84 0-126 0z">
            <text:p/>
          </draw:path>
          <draw:path draw:style-name="gr32" draw:text-style-name="P28" draw:layer="layout" svg:width="0.07cm" svg:height="0.339cm" svg:x="5.338cm" svg:y="12.085cm" svg:viewBox="0 0 71 340" svg:d="M0 340c0-113 0-227 0-340 24 0 47 0 71 0 0 113 0 227 0 340-24 0-47 0-71 0z">
            <text:p/>
          </draw:path>
          <draw:path draw:style-name="gr32" draw:text-style-name="P28" draw:layer="layout" svg:width="0.07cm" svg:height="0.339cm" svg:x="5.478cm" svg:y="12.085cm" svg:viewBox="0 0 71 340" svg:d="M0 340c0-113 0-227 0-340 24 0 47 0 71 0 0 113 0 227 0 340-24 0-47 0-71 0z">
            <text:p/>
          </draw:path>
          <draw:path draw:style-name="gr32" draw:text-style-name="P28" draw:layer="layout" svg:width="0.139cm" svg:height="0.46cm" svg:x="5.749cm" svg:y="12.067cm" svg:viewBox="0 0 140 461" svg:d="M72 461c-25-36-44-73-55-109s-17-77-17-122 6-85 17-121c11-37 30-73 55-109h68c-26 37-44 73-56 110-11 36-17 76-17 120s6 84 17 121c12 36 30 72 56 110z">
            <text:p/>
          </draw:path>
          <draw:path draw:style-name="gr32" draw:text-style-name="P28" draw:layer="layout" svg:width="0.295cm" svg:height="0.349cm" svg:x="5.903cm" svg:y="12.0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32" draw:text-style-name="P28" draw:layer="layout" svg:width="0.151cm" svg:height="0.325cm" svg:x="6.225cm" svg:y="12.103cm" svg:viewBox="0 0 152 326" svg:d="M95 326c-20 0-35-5-46-16s-16-27-16-49v-154h-33v-46h36l22-61h42v61h50v46h-50v135c0 13 3 22 7 28 5 6 13 9 23 9 5 0 13-1 22-3v42c-16 5-35 8-57 8z">
            <text:p/>
          </draw:path>
          <draw:path draw:style-name="gr32" draw:text-style-name="P28" draw:layer="layout" svg:width="0.263cm" svg:height="0.27cm" svg:x="6.398cm" svg:y="12.159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32" draw:text-style-name="P28" draw:layer="layout" svg:width="0.238cm" svg:height="0.265cm" svg:x="6.692cm" svg:y="12.159cm" svg:viewBox="0 0 239 266" svg:d="M171 266v-146c0-46-15-69-46-69-17 0-30 7-40 21s-15 32-15 54v140h-68v-203c0-14 0-25-1-34 0-9-1-17-1-24h65c0 3 1 11 2 25 0 13 1 22 1 27h1c9-20 20-34 34-43s31-14 50-14c27 0 49 9 64 26 14 17 22 42 22 74v166z">
            <text:p/>
          </draw:path>
          <draw:path draw:style-name="gr32" draw:text-style-name="P28" draw:layer="layout" svg:width="0.248cm" svg:height="0.362cm" svg:x="6.98cm" svg:y="12.067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32" draw:text-style-name="P28" draw:layer="layout" svg:width="0.248cm" svg:height="0.362cm" svg:x="7.294cm" svg:y="12.067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32" draw:text-style-name="P28" draw:layer="layout" svg:width="0.267cm" svg:height="0.363cm" svg:x="7.565cm" svg:y="12.164cm" svg:viewBox="0 0 268 364" svg:d="M64 364c-16 0-30-1-42-3v-48c8 1 16 2 23 2 10 0 18-2 24-5 7-3 12-8 17-15s11-20 17-37l-103-258h72l41 122c6 18 14 44 24 81l6-23 16-57 39-123h70l-103 274c-14 34-28 58-43 71s-34 19-58 19z">
            <text:p/>
          </draw:path>
          <draw:path draw:style-name="gr32" draw:text-style-name="P28" draw:layer="layout" svg:width="0.139cm" svg:height="0.46cm" svg:x="7.819cm" svg:y="12.067cm" svg:viewBox="0 0 140 461" svg:d="M0 461c26-38 45-75 56-110 11-36 17-77 17-121s-6-84-17-121c-12-36-31-73-56-109h68c25 37 44 73 55 109s17 77 17 121c0 45-6 85-17 122-11 36-30 72-55 109z">
            <text:p/>
          </draw:path>
        </draw:g>
        <draw:path draw:style-name="gr33" draw:text-style-name="P29" draw:layer="layout" svg:width="0.554cm" svg:height="1.433cm" svg:x="6.047cm" svg:y="16.317cm" svg:viewBox="0 0 555 1434" svg:d="M225 0c0 337 0 674 0 1011-75 0-150 0-225 0 92 141 185 282 277 423 93-141 185-282 278-423-75 0-151 0-226 0 0-337 0-674 0-1011-35 0-69 0-104 0z">
          <text:p/>
        </draw:path>
        <draw:polygon draw:style-name="gr33" draw:text-style-name="P29" draw:layer="layout" svg:width="0cm" svg:height="0cm" svg:x="6.047cm" svg:y="16.317cm" svg:viewBox="0 0 0 0" draw:points="0,0">
          <text:p/>
        </draw:polygon>
        <draw:polygon draw:style-name="gr33" draw:text-style-name="P29" draw:layer="layout" svg:width="0cm" svg:height="0cm" svg:x="6.602cm" svg:y="17.751cm" svg:viewBox="0 0 0 0" draw:points="0,0">
          <text:p/>
        </draw:polygon>
        <draw:g draw:name="グループ化 59">
          <draw:g>
            <draw:path draw:style-name="gr34" draw:text-style-name="P30" draw:layer="layout" svg:width="1.253cm" svg:height="2.015cm" svg:x="5.929cm" svg:y="17.932cm" svg:viewBox="0 0 1254 2016" svg:d="M0 2016c0-568 0-1135 0-1703 104-104 209-209 313-313 314 0 627 0 941 0 0 567 0 1135 0 1702-105 105-209 209-314 314-313 0-627 0-940 0zM0 0zM1254 2016z">
              <text:p/>
            </draw:path>
            <draw:path draw:style-name="gr34" draw:text-style-name="P30" draw:layer="layout" svg:width="1.253cm" svg:height="2.015cm" svg:x="5.929cm" svg:y="17.932cm" svg:viewBox="0 0 1254 2016" svg:d="M0 313c104-104 209-209 313-313 314 0 627 0 941 0-105 104-209 209-314 313-313 0-627 0-940 0zM0 0zM1254 2016z">
              <text:p/>
            </draw:path>
            <draw:path draw:style-name="gr34" draw:text-style-name="P30" draw:layer="layout" svg:width="1.253cm" svg:height="2.015cm" svg:x="5.929cm" svg:y="17.932cm" svg:viewBox="0 0 1254 2016" svg:d="M940 2016c0-568 0-1135 0-1703 105-104 209-209 314-313 0 567 0 1135 0 1702-105 105-209 209-314 314zM0 0zM1254 2016z">
              <text:p/>
            </draw:path>
          </draw:g>
          <draw:g>
            <draw:path draw:style-name="gr35" draw:text-style-name="P30" draw:layer="layout" svg:width="1.252cm" svg:height="0.803cm" svg:x="6.765cm" svg:y="19.547cm" svg:viewBox="0 0 1253 804" svg:d="M626 0c-342 0-626 45-626 100 0 201 0 402 0 603 0 55 284 100 626 100s627-45 627-100c0-201 0-402 0-603 0-55-285-100-627-100zM0 0zM1253 804z">
              <text:p/>
            </draw:path>
            <draw:path draw:style-name="gr35" draw:text-style-name="P30" draw:layer="layout" svg:width="1.252cm" svg:height="0.803cm" svg:x="6.765cm" svg:y="19.547cm" svg:viewBox="0 0 1253 804" svg:d="M626 0c-342 0-626 45-626 100s284 100 626 100 627-45 627-100-285-100-627-100zM0 0zM1253 804z">
              <text:p/>
            </draw:path>
          </draw:g>
        </draw:g>
        <draw:g>
          <draw:path draw:style-name="gr36" draw:text-style-name="P25" draw:layer="layout" svg:width="0.262cm" svg:height="0.339cm" svg:x="3.02cm" svg:y="18.398cm" svg:viewBox="0 0 263 340" svg:d="M263 102c0 32-10 58-31 77s-50 28-86 28h-100v133h-46v-340h143c38 0 68 9 89 27s31 43 31 75zM217 103c0-44-26-66-79-66h-92v134h94c51 0 77-23 77-68z">
            <text:p/>
          </draw:path>
          <draw:path draw:style-name="gr36" draw:text-style-name="P25" draw:layer="layout" svg:width="0.232cm" svg:height="0.27cm" svg:x="3.33cm" svg:y="18.47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6" draw:text-style-name="P25" draw:layer="layout" svg:width="0.214cm" svg:height="0.269cm" svg:x="3.598cm" svg:y="18.473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6" draw:text-style-name="P25" draw:layer="layout" svg:width="0.125cm" svg:height="0.322cm" svg:x="3.841cm" svg:y="18.419cm" svg:viewBox="0 0 126 323" svg:d="M126 317c-14 4-29 6-44 6-35 0-52-20-52-59v-174h-30v-32h32l13-58h29v58h48v32h-48v164c0 13 2 21 6 26s11 8 21 8c6 0 14-1 25-3z">
            <text:p/>
          </draw:path>
          <draw:path draw:style-name="gr36" draw:text-style-name="P25" draw:layer="layout" svg:width="0.221cm" svg:height="0.367cm" svg:x="3.995cm" svg:y="18.473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6" draw:text-style-name="P25" draw:layer="layout" svg:width="0.123cm" svg:height="0.265cm" svg:x="4.282cm" svg:y="18.472cm" svg:viewBox="0 0 124 266" svg:d="M1 266v-200c0-19 0-39-1-61h41c1 29 2 47 2 53h1c7-22 15-38 24-46s22-12 38-12c6 0 12 1 18 2v40c-6-1-14-2-23-2-18 0-32 8-42 23-9 16-14 38-14 67v136z">
            <text:p/>
          </draw:path>
          <draw:path draw:style-name="gr36" draw:text-style-name="P25" draw:layer="layout" svg:width="0.231cm" svg:height="0.27cm" svg:x="4.435cm" svg:y="18.47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6" draw:text-style-name="P25" draw:layer="layout" svg:width="0.284cm" svg:height="0.349cm" svg:x="4.711cm" svg:y="18.393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336cm" svg:height="0.437cm" svg:x="5.042cm" svg:y="18.393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6" draw:text-style-name="P25" draw:layer="layout" svg:width="0.217cm" svg:height="0.339cm" svg:x="5.446cm" svg:y="18.398cm" svg:viewBox="0 0 218 340" svg:d="M0 340c0-113 0-227 0-340 15 0 31 0 46 0 0 101 0 202 0 303 57 0 115 0 172 0 0 12 0 25 0 37-73 0-145 0-218 0z">
            <text:p/>
          </draw:path>
          <draw:path draw:style-name="gr36" draw:text-style-name="P25" draw:layer="layout" svg:width="0.13cm" svg:height="0.46cm" svg:x="3.01cm" svg:y="18.935cm" svg:viewBox="0 0 131 461" svg:d="M0 230c0-47 7-88 22-125s37-72 67-105h42c-30 34-52 69-66 107-14 37-21 79-21 124 0 44 7 85 21 123 14 37 36 73 66 107h-42c-30-33-53-68-67-105-15-37-22-79-22-125z">
            <text:p/>
          </draw:path>
          <draw:path draw:style-name="gr36" draw:text-style-name="P25" draw:layer="layout" svg:width="0.284cm" svg:height="0.349cm" svg:x="3.166cm" svg:y="18.948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125cm" svg:height="0.322cm" svg:x="3.481cm" svg:y="18.974cm" svg:viewBox="0 0 126 323" svg:d="M126 317c-14 4-29 6-44 6-35 0-52-20-52-59v-174h-30v-32h32l13-58h29v58h48v32h-48v164c0 13 2 21 6 26s11 8 21 8c6 0 14-1 25-3z">
            <text:p/>
          </draw:path>
          <draw:path draw:style-name="gr36" draw:text-style-name="P25" draw:layer="layout" svg:width="0.253cm" svg:height="0.27cm" svg:x="3.635cm" svg:y="19.027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6" draw:text-style-name="P25" draw:layer="layout" svg:width="0.209cm" svg:height="0.265cm" svg:x="3.922cm" svg:y="19.027cm" svg:viewBox="0 0 210 266" svg:d="M166 266v-165c0-17-1-31-5-40-3-10-8-17-16-21-7-4-18-6-32-6-21 0-38 7-50 21-12 15-18 35-18 60v151h-44v-205c0-31 0-49-1-56h41c0 1 0 3 0 6 1 4 1 8 1 13 0 4 1 13 1 25h1c10-18 21-30 34-38 13-7 30-11 49-11 29 0 50 7 63 21 13 15 20 38 20 71v174z">
            <text:p/>
          </draw:path>
          <draw:path draw:style-name="gr36" draw:text-style-name="P25" draw:layer="layout" svg:width="0.221cm" svg:height="0.362cm" svg:x="4.185cm" svg:y="18.935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6" draw:text-style-name="P25" draw:layer="layout" svg:width="0.221cm" svg:height="0.362cm" svg:x="4.472cm" svg:y="18.935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6" draw:text-style-name="P25" draw:layer="layout" svg:width="0.244cm" svg:height="0.363cm" svg:x="4.716cm" svg:y="19.032cm" svg:viewBox="0 0 245 364" svg:d="M45 364c-12 0-22-1-30-3v-32c6 1 13 1 20 1 27 0 49-20 64-60l4-10-103-260h46l55 144c1 3 2 5 3 8s5 14 11 32 9 28 10 30l17-48 57-166h46l-101 261c-10 28-20 49-30 62-9 14-19 24-31 31-11 7-24 10-38 10z">
            <text:p/>
          </draw:path>
          <draw:path draw:style-name="gr36" draw:text-style-name="P25" draw:layer="layout" svg:width="0.13cm" svg:height="0.46cm" svg:x="4.959cm" svg:y="18.935cm" svg:viewBox="0 0 131 461" svg:d="M131 231c0 47-7 88-22 125-14 37-37 72-67 105h-42c30-34 53-69 67-107 14-37 21-79 21-123 0-45-7-87-21-124-15-38-37-73-67-107h42c31 33 53 68 68 105 14 37 21 79 21 125z">
            <text:p/>
          </draw:path>
        </draw:g>
        <draw:path draw:style-name="gr37" draw:text-style-name="P31" draw:layer="layout" svg:width="7.2cm" svg:height="8.848cm" svg:x="2.401cm" svg:y="11.751cm" svg:viewBox="0 0 7201 8849" svg:d="M1200 0c-21 1-42 1-63 2-21 2-41 3-62 5-21 3-42 5-63 7-20 4-41 7-61 11-21 5-41 10-62 14-20 6-40 12-60 18s-39 13-59 20c-19 8-39 15-58 23-19 9-38 17-57 26-18 10-37 19-55 29s-36 21-54 32c-17 11-34 22-51 33-17 13-33 24-50 37-16 13-32 26-48 39-15 14-31 28-46 42-14 14-29 29-43 44s-27 31-41 46c-13 16-25 32-38 48-12 16-23 33-35 49-11 17-22 35-33 52-10 17-20 36-30 53-9 18-18 36-27 55-8 18-16 37-24 56-7 19-14 37-21 56-6 20-12 39-18 58-5 20-10 39-15 60-4 19-7 39-11 58-3 20-5 41-8 61-2 20-3 39-5 60-1 20-1 40-2 60 0 2180 0 4360 0 6540 1 20 1 40 2 61 2 20 3 39 5 59 3 20 5 41 8 61 4 19 7 39 11 58 5 21 10 40 15 60 6 19 12 39 18 58 7 19 14 37 21 56 8 19 16 38 24 56 9 19 18 37 27 55 10 17 20 36 30 53 11 17 22 35 33 52 12 16 23 33 35 49 13 16 25 32 38 48 14 15 27 31 41 46s29 30 43 44c15 14 31 28 46 42 16 13 32 26 48 39 17 13 33 24 50 37 17 11 34 22 51 33 18 11 36 22 54 32s37 19 55 29c19 9 38 17 57 26 19 8 39 15 58 23 20 7 39 14 59 20s40 12 60 18c21 4 41 9 62 14 20 4 41 7 61 11 21 2 42 4 63 7 21 2 41 3 62 5 21 1 42 1 63 2 1600 0 3200 1 4800 1v-1c21-1 42-1 63-2 21-2 41-3 62-5 21-3 42-5 63-7 20-4 41-7 61-11 21-5 41-10 62-14 20-6 40-12 60-18s39-13 59-20c19-8 39-15 58-23 19-9 38-17 57-26 18-10 37-19 55-29s36-21 54-32c17-11 34-22 51-33 17-13 33-24 50-37 16-13 32-26 48-39 15-14 31-28 46-42 14-14 29-29 43-44s27-31 41-46c13-16 25-32 38-48 12-16 23-33 35-49 11-17 22-35 33-52 10-17 20-36 30-53 9-18 18-36 27-55 8-18 16-37 24-56 7-19 14-37 21-56 6-19 12-39 18-58 5-20 10-39 15-60 4-19 7-39 11-58 3-20 5-41 8-61 2-20 3-39 5-59 1-21 1-41 2-61 0-2180 1-4360 1-6540h-1c-1-20-1-40-2-60-2-21-3-40-5-60-3-20-5-41-8-61-4-19-7-39-11-58-5-21-10-40-15-60-6-19-12-38-18-58-7-19-14-37-21-56-8-19-16-38-24-56-9-19-18-37-27-55-10-17-20-36-30-53-11-17-22-35-33-52-12-16-23-33-35-49-13-16-25-32-38-48-14-15-27-31-41-46s-29-30-43-44c-15-14-31-28-46-42-16-13-32-26-48-39-17-13-33-24-50-37-17-11-34-22-51-33-18-11-36-22-54-32s-37-19-55-29c-19-9-38-17-57-26-19-8-39-15-58-23-20-7-39-14-59-20s-40-12-60-18c-21-4-41-9-62-14-20-4-41-7-61-11-21-2-42-4-63-7-21-2-41-3-62-5-21-1-42-1-63-2-1600 0-3200 0-4800 0z">
          <text:p/>
        </draw:path>
        <draw:polygon draw:style-name="gr37" draw:text-style-name="P31" draw:layer="layout" svg:width="0cm" svg:height="0cm" svg:x="2.401cm" svg:y="11.551cm" svg:viewBox="0 0 0 0" draw:points="0,0">
          <text:p/>
        </draw:polygon>
        <draw:polygon draw:style-name="gr37" draw:text-style-name="P31" draw:layer="layout" svg:width="0cm" svg:height="0cm" svg:x="9.602cm" svg:y="20.752cm" svg:viewBox="0 0 0 0" draw:points="0,0">
          <text:p/>
        </draw:polygon>
        <draw:path draw:style-name="gr25" draw:text-style-name="P23" draw:layer="layout" svg:width="5.546cm" svg:height="3.661cm" svg:x="19.099cm" svg:y="12.898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polygon draw:style-name="gr25" draw:text-style-name="P23" draw:layer="layout" svg:width="0cm" svg:height="0cm" svg:x="19.099cm" svg:y="12.898cm" svg:viewBox="0 0 0 0" draw:points="0,0">
          <text:p/>
        </draw:polygon>
        <draw:polygon draw:style-name="gr25" draw:text-style-name="P23" draw:layer="layout" svg:width="0cm" svg:height="0cm" svg:x="24.646cm" svg:y="16.56cm" svg:viewBox="0 0 0 0" draw:points="0,0">
          <text:p/>
        </draw:polygon>
        <draw:path draw:style-name="gr26" draw:text-style-name="P24" draw:layer="layout" svg:width="4.082cm" svg:height="0.982cm" svg:x="19.848cm" svg:y="13.39cm" svg:viewBox="0 0 4083 983" svg:d="M163 0c-3 0-6 0-9 0s-5 1-8 1-5 1-8 1c-3 1-6 1-9 2s-5 1-8 2-5 1-8 2-5 2-8 3-5 2-8 3-5 3-8 4c-2 1-5 3-7 4-3 1-5 3-8 4-2 2-5 3-7 5s-5 3-7 5-4 4-6 6-4 4-6 6-4 4-6 6-4 4-6 6-3 5-5 7-3 5-5 7c-1 2-3 5-4 7-1 3-3 5-4 8s-3 5-4 8-2 5-3 8-2 5-3 8-1 5-2 8-1 5-2 8-1 6-2 9c0 3-1 5-1 8s-1 5-1 8 0 6 0 9c0 219 0 437 0 656 0 3 0 6 0 9s1 5 1 8 1 6 1 9c1 3 1 5 2 8s1 5 2 8 1 6 2 9 2 5 3 8 2 5 3 8c1 2 3 5 4 7 1 3 3 5 4 8 1 2 3 5 4 7 2 2 3 5 5 7s3 5 5 7 4 5 6 7 4 4 6 6 4 4 6 6 4 3 6 5 5 4 7 6 5 3 7 5c3 1 5 3 8 4 2 1 5 3 7 4 3 1 5 3 8 4s5 2 8 3 5 2 8 3 5 1 8 2 5 1 8 2 6 1 9 2c3 0 5 1 8 1s5 1 8 1 6 0 9 0c1252 0 2504-1 3756-1v-1c3 0 6 0 9 0s5-1 8-1 6-1 9-1c3-1 5-1 8-2s5-1 8-2 5-1 8-2 6-2 9-3c2-1 5-2 7-3 3-1 5-3 8-4s5-3 8-4c2-1 5-3 7-4 2-2 5-3 7-5s5-3 7-5 4-4 6-6 5-3 7-5 4-5 6-7 3-4 5-6 3-5 5-7 3-5 5-7 3-5 5-7c1-2 3-5 4-7 1-3 3-5 4-8s2-5 3-8 2-5 3-8 1-5 2-8 1-5 2-8 1-6 2-9c0-3 1-5 1-8s1-6 1-9 0-5 0-8c0-219-1-437-1-656h-1c0-3 0-5 0-8s-1-6-1-9-1-5-1-8c-1-3-1-6-2-9s-1-5-2-8-1-5-2-8-2-5-3-8-2-5-3-8-3-5-4-8c-1-2-3-5-4-7s-3-5-4-7c-2-2-3-5-5-7s-3-5-5-7-4-5-6-7-3-4-5-6-5-4-7-6-4-3-6-5-5-4-7-6c-2-1-5-3-7-4-2-2-5-3-7-5-2-1-5-3-7-4-3-1-5-3-8-4s-5-2-8-3-5-2-8-3-5-1-8-2-5-1-8-2-6-1-9-2c-3 0-5-1-8-1s-6-1-9-1-5 0-8 0c-1252 0-2504 0-3756 0z">
          <text:p/>
        </draw:path>
        <draw:polygon draw:style-name="gr26" draw:text-style-name="P24" draw:layer="layout" svg:width="0cm" svg:height="0cm" svg:x="19.848cm" svg:y="13.39cm" svg:viewBox="0 0 0 0" draw:points="0,0">
          <text:p/>
        </draw:polygon>
        <draw:polygon draw:style-name="gr26" draw:text-style-name="P24" draw:layer="layout" svg:width="0cm" svg:height="0cm" svg:x="23.931cm" svg:y="14.373cm" svg:viewBox="0 0 0 0" draw:points="0,0">
          <text:p/>
        </draw:polygon>
        <draw:g>
          <draw:path draw:style-name="gr27" draw:text-style-name="P25" draw:layer="layout" svg:width="0.258cm" svg:height="0.24cm" svg:x="20.132cm" svg:y="13.682cm" svg:viewBox="0 0 259 241" svg:d="M0 0c12 0 25 0 37 0 11 57 22 114 34 171 13-57 27-114 41-171 12 0 24 0 36 0 13 57 27 114 41 171 11-57 22-114 33-171 13 0 25 0 37 0-17 80-34 161-52 241-11 0-22 0-33 0-15-63-30-125-44-188-15 63-30 125-44 188-12 0-23 0-34 0-17-80-35-161-52-241z">
            <text:p/>
          </draw:path>
          <draw:path draw:style-name="gr27" draw:text-style-name="P25" draw:layer="layout" svg:width="0.148cm" svg:height="0.163cm" svg:x="20.408cm" svg:y="13.759cm" svg:viewBox="0 0 149 164" svg:d="M7 54c3-16 9-29 18-38 11-11 26-16 47-16 23 0 41 5 51 16 10 10 15 21 15 33v85c0 9 3 18 11 27h-39c-5-5-7-11-7-17-10 13-26 20-48 20-18 0-32-5-42-15-9-9-13-19-13-31 0-13 4-24 13-33 10-10 23-16 40-19 11-1 20-4 28-6 12-3 19-5 22-7 0-5-3-10-7-15-5-4-12-7-20-7-12 0-20 3-25 7-3 3-5 9-8 16zM103 84c-2 2-5 3-9 4-16 4-28 6-35 8s-13 4-16 7c-3 4-5 8-5 12 0 6 2 11 5 14 2 2 7 3 15 3 14 0 26-4 35-14 6-5 9-9 10-11z">
            <text:p/>
          </draw:path>
          <draw:path draw:style-name="gr27" draw:text-style-name="P25" draw:layer="layout" svg:width="0.125cm" svg:height="0.213cm" svg:x="20.569cm" svg:y="13.709cm" svg:viewBox="0 0 126 214" svg:d="M32 0h35v53h46v28h-46v84c0 5 2 9 6 13 3 3 8 4 15 4 11 0 24-3 38-10v32c-12 7-24 10-37 10-19 0-33-5-42-13-10-10-15-21-15-33v-87h-32v-28h32z">
            <text:p/>
          </draw:path>
          <draw:path draw:style-name="gr27" draw:text-style-name="P25" draw:layer="layout" svg:width="0.149cm" svg:height="0.163cm" svg:x="20.712cm" svg:y="13.76cm" svg:viewBox="0 0 150 164" svg:d="M0 81c0-25 8-45 23-60 14-14 31-21 53-21 23 0 40 6 51 17s17 25 19 43h-37c-1-9-5-16-11-22-4-4-11-7-21-7s-18 4-24 10c-10 10-15 24-15 42 0 17 4 30 13 40 7 6 15 9 25 9 11 0 20-3 27-9 6-7 9-17 9-30h38c-1 22-8 40-20 52-13 13-31 19-54 19-20 0-37-7-51-20-17-17-25-38-25-63z">
            <text:p/>
          </draw:path>
          <draw:path draw:style-name="gr27" draw:text-style-name="P25" draw:layer="layout" svg:width="0.139cm" svg:height="0.237cm" svg:x="20.898cm" svg:y="13.682cm" svg:viewBox="0 0 140 238" svg:d="M0 0h35v106c11-19 26-29 46-29s35 5 45 14c10 10 14 22 14 35v112h-35v-105c0-9-2-16-8-22-4-3-9-5-16-5-9 0-17 3-24 11-10 9-17 22-22 39v82h-35z">
            <text:p/>
          </draw:path>
          <draw:path draw:style-name="gr27" draw:text-style-name="P25" draw:layer="layout" svg:width="0.144cm" svg:height="0.24cm" svg:x="21.078cm" svg:y="13.682cm" svg:viewBox="0 0 145 241" svg:d="M109 0h36v238h-36v-19c-5 15-18 22-36 22-20 0-36-6-48-18-17-16-25-38-25-65s8-49 23-64c12-12 27-18 45-18 21 0 35 7 41 22zM72 107c-8 0-15 3-22 10-8 8-12 22-12 41 0 20 4 34 13 43 6 6 13 8 21 8 9 0 17-3 24-9 9-10 13-23 13-42 0-17-5-31-15-41-6-7-14-10-22-10z">
            <text:p/>
          </draw:path>
          <draw:path draw:style-name="gr27" draw:text-style-name="P25" draw:layer="layout" svg:width="0.153cm" svg:height="0.163cm" svg:x="21.253cm" svg:y="13.759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27" draw:text-style-name="P25" draw:layer="layout" svg:width="0.154cm" svg:height="0.21cm" svg:x="21.431cm" svg:y="13.759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27" draw:text-style-name="P25" draw:layer="layout" svg:width="0.287cm" svg:height="0.309cm" svg:x="21.713cm" svg:y="13.622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27" draw:text-style-name="P25" draw:layer="layout" svg:width="0.219cm" svg:height="0.217cm" svg:x="22.05cm" svg:y="13.69cm" svg:viewBox="0 0 220 218" svg:d="M220 211c-13 0-26 0-39 0 0-5 0-10 0-15-47 0-95 0-142 0 0 7 0 15 0 22-13 0-26 0-39 0 0-73 0-145 0-218 73 0 147 0 220 0 0 70 0 141 0 211zM39 37c0 41 0 82 0 122 47 0 95 0 142 0 0-40 0-81 0-122-47 0-95 0-142 0z">
            <text:p/>
          </draw:path>
          <draw:path draw:style-name="gr27" draw:text-style-name="P25" draw:layer="layout" svg:width="0.288cm" svg:height="0.27cm" svg:x="22.333cm" svg:y="13.66cm" svg:viewBox="0 0 289 271" svg:d="M281 97c-27 39-50 72-71 98l-30-21c20-26 38-50 55-72l-104 19v97c0 11 5 16 15 16h128l-4 37h-132c-31 0-46-16-46-48v-96l-80 17-12-38 92-16v-90h33c10 3 12 8 6 16v68l116-19 13-8 27 27c4 8 2 12-6 13z">
            <text:p/>
          </draw:path>
          <draw:path draw:style-name="gr27" draw:text-style-name="P25" draw:layer="layout" svg:width="0.289cm" svg:height="0.25cm" svg:x="22.657cm" svg:y="13.677cm" svg:viewBox="0 0 290 251" svg:d="M176 120c38 29 76 63 114 104l-31 26c-39-40-76-74-109-100-33 37-74 71-121 101l-29-27c96-63 157-124 184-182l-147 9-5-39 160-7 19-5 23 24c7 9 5 15-6 17-16 29-34 56-52 79z">
            <text:p/>
          </draw:path>
        </draw:g>
        <draw:path draw:style-name="gr28" draw:text-style-name="P26" draw:layer="layout" svg:width="4.082cm" svg:height="0.833cm" svg:x="19.848cm" svg:y="15.432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8" draw:text-style-name="P26" draw:layer="layout" svg:width="0cm" svg:height="0cm" svg:x="19.848cm" svg:y="15.432cm" svg:viewBox="0 0 0 0" draw:points="0,0">
          <text:p/>
        </draw:polygon>
        <draw:polygon draw:style-name="gr28" draw:text-style-name="P26" draw:layer="layout" svg:width="0cm" svg:height="0cm" svg:x="23.931cm" svg:y="16.267cm" svg:viewBox="0 0 0 0" draw:points="0,0">
          <text:p/>
        </draw:polygon>
        <draw:path draw:style-name="gr29" draw:text-style-name="P27" draw:layer="layout" svg:width="0.659cm" svg:height="1.022cm" svg:x="20.304cm" svg:y="14.423cm" svg:viewBox="0 0 660 1023" svg:d="M0 203c110-68 220-135 330-203 110 68 220 135 330 203-55 0-110 0-165 0 0 205 0 411 0 616 55 0 110 0 165 0-110 68-220 136-330 204-110-68-220-136-330-204 55 0 110 0 165 0 0-205 0-411 0-616-55 0-110 0-165 0z">
          <text:p/>
        </draw:path>
        <draw:polygon draw:style-name="gr29" draw:text-style-name="P27" draw:layer="layout" svg:width="0cm" svg:height="0cm" svg:x="20.304cm" svg:y="14.423cm" svg:viewBox="0 0 0 0" draw:points="0,0">
          <text:p/>
        </draw:polygon>
        <draw:polygon draw:style-name="gr29" draw:text-style-name="P27" draw:layer="layout" svg:width="0cm" svg:height="0cm" svg:x="20.964cm" svg:y="15.446cm" svg:viewBox="0 0 0 0" draw:points="0,0">
          <text:p/>
        </draw:polygon>
        <draw:g>
          <draw:path draw:style-name="gr30" draw:text-style-name="P25" draw:layer="layout" svg:width="0.344cm" svg:height="0.37cm" svg:x="21.108cm" svg:y="14.697cm" svg:viewBox="0 0 345 371" svg:d="M294 75c8 0 14-3 18-7 5-5 7-11 7-19 0-7-2-13-7-18-4-4-10-7-18-7-7 0-13 3-17 7-5 5-7 11-7 18 0 8 2 14 7 19 4 4 10 7 17 7zM294 99c-14 0-26-5-35-14-10-10-14-21-14-36 0-14 4-25 14-35 9-9 21-14 35-14 15 0 27 5 36 14 10 10 15 22 15 35 0 14-5 26-15 36-9 9-21 14-36 14zM0 120v-44h246l45 33c-5 134-82 221-228 262l-32-42c135-32 206-102 212-209z">
            <text:p/>
          </draw:path>
          <draw:path draw:style-name="gr30" draw:text-style-name="P25" draw:layer="layout" svg:width="0.263cm" svg:height="0.26cm" svg:x="21.514cm" svg:y="14.778cm" svg:viewBox="0 0 264 261" svg:d="M264 253c-16 0-31 0-47 0 0-6 0-12 0-18-57 0-114 0-171 0 0 9 0 17 0 26-15 0-31 0-46 0 0-87 0-174 0-261 88 0 176 0 264 0 0 84 0 169 0 253zM46 44c0 49 0 98 0 147 57 0 114 0 171 0 0-49 0-98 0-147-57 0-114 0-171 0z">
            <text:p/>
          </draw:path>
          <draw:path draw:style-name="gr30" draw:text-style-name="P25" draw:layer="layout" svg:width="0.345cm" svg:height="0.323cm" svg:x="21.851cm" svg:y="14.742cm" svg:viewBox="0 0 346 324" svg:d="M336 116c-32 47-60 86-84 117l-36-24c24-31 46-60 66-88l-125 24v117c0 12 5 18 17 18h154l-5 44h-159c-36 0-54-18-54-56v-116l-96 20-14-45 110-19v-108h39c12 3 15 10 8 19v83l139-24 15-8 32 30c5 9 3 15-7 16z">
            <text:p/>
          </draw:path>
          <draw:path draw:style-name="gr30" draw:text-style-name="P25" draw:layer="layout" svg:width="0.347cm" svg:height="0.299cm" svg:x="22.238cm" svg:y="14.763cm" svg:viewBox="0 0 348 300" svg:d="M210 143c46 34 92 76 138 124l-38 31c-47-48-90-88-130-120-40 45-89 85-145 122l-35-32c115-76 189-149 220-219l-176 11-5-47 191-8 22-5 28 27c8 11 6 18-7 21-20 35-41 66-63 95z">
            <text:p/>
          </draw:path>
          <draw:path draw:style-name="gr30" draw:text-style-name="P25" draw:layer="layout" svg:width="0.378cm" svg:height="0.37cm" svg:x="22.63cm" svg:y="14.713cm" svg:viewBox="0 0 379 371" svg:d="M132 159v23h63v34h-139v8h-37v-208h170v34h-57v21h49v88zM245 94c-10 15-23 30-39 47l-31-28c31-34 53-72 66-113l38 12c8 6 8 11-2 16-3 11-7 18-12 22h107v44zM171 332h40v-65h-40zM353 183h-133v-44h133zM287 332v-65h-40v65zM135 332v-65h-40v65zM323 332h56v39h-379v-39h58v-103h265zM144 125v-20h-88v20zM96 71v-21h-40v21zM96 182v-23h-40v23z">
            <text:p/>
          </draw:path>
          <draw:path draw:style-name="gr30" draw:text-style-name="P25" draw:layer="layout" svg:width="0.391cm" svg:height="0.38cm" svg:x="23.05cm" svg:y="14.714cm" svg:viewBox="0 0 392 381" svg:d="M101 0c12 2 14 7 7 16v52h29l8-6 29 25-7 7c-17 32-37 60-59 85v3c21 8 43 19 65 35l-23 37c-16-13-30-25-42-35v162h-42v-167c-9 14-26 29-49 44l-17-40c51-33 89-70 113-111h-100v-39h53v-68zM277 246h-20v11c0 65-40 106-119 124l-13-41c60-15 91-42 91-80v-14h-14-20v-231h180v231h-43v79c0 6 2 9 6 9h15c3 0 5-2 5-6l6-33 41 9c-4 46-19 69-44 69h-36c-23 0-35-11-35-33zM223 78h98v-25h-98zM223 139h98v-22h-98zM223 208h98v-30h-98z">
            <text:p/>
          </draw:path>
        </draw:g>
        <draw:g>
          <draw:path draw:style-name="gr31" draw:text-style-name="P25" draw:layer="layout" svg:width="0.183cm" svg:height="0.237cm" svg:x="20.134cm" svg:y="15.697cm" svg:viewBox="0 0 184 238" svg:d="M0 0h112c21 0 38 7 52 20 13 13 20 31 20 55 0 23-7 41-19 54-13 12-30 19-53 19h-73v90h-39zM39 33v82h66c12 0 21-3 27-10 8-7 11-18 11-30 0-15-3-25-9-31-8-8-17-11-29-11z">
            <text:p/>
          </draw:path>
          <draw:path draw:style-name="gr31" draw:text-style-name="P25" draw:layer="layout" svg:width="0.154cm" svg:height="0.21cm" svg:x="20.343cm" svg:y="15.774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31" draw:text-style-name="P25" draw:layer="layout" svg:width="0.144cm" svg:height="0.21cm" svg:x="20.515cm" svg:y="15.774cm" svg:viewBox="0 0 145 211" svg:d="M35 211h-35v-208h35v16c7-13 19-19 38-19 20 0 36 6 49 18 15 16 23 37 23 63 0 29-8 50-23 65-13 13-29 19-49 19-21 0-33-7-38-21zM73 31c-10 0-18 4-26 11-8 9-12 18-12 30v19c0 12 5 22 14 32 7 7 15 11 24 11 8 0 14-3 20-9 9-9 14-24 14-44 0-18-4-32-13-40-6-6-13-10-21-10z">
            <text:p/>
          </draw:path>
          <draw:path draw:style-name="gr31" draw:text-style-name="P25" draw:layer="layout" svg:width="0.153cm" svg:height="0.163cm" svg:x="20.69cm" svg:y="15.774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153cm" svg:height="0.163cm" svg:x="20.872cm" svg:y="15.774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034cm" svg:height="0.237cm" svg:x="21.062cm" svg:y="15.697cm" svg:viewBox="0 0 35 238" svg:d="M0 0c12 0 23 0 35 0 0 79 0 159 0 238-12 0-23 0-35 0 0-79 0-159 0-238z">
            <text:p/>
          </draw:path>
          <draw:path draw:style-name="gr31" draw:text-style-name="P25" draw:layer="layout" svg:width="0.161cm" svg:height="0.028cm" svg:x="21.129cm" svg:y="15.798cm" svg:viewBox="0 0 162 29" svg:d="M0 0c54 0 108 0 162 0 0 10 0 19 0 29-54 0-108 0-162 0 0-10 0-19 0-29z">
            <text:p/>
          </draw:path>
          <draw:path draw:style-name="gr31" draw:text-style-name="P25" draw:layer="layout" svg:width="0.068cm" svg:height="0.237cm" svg:x="21.314cm" svg:y="15.697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068cm" svg:height="0.237cm" svg:x="21.402cm" svg:y="15.697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287cm" svg:height="0.309cm" svg:x="21.607cm" svg:y="15.637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31" draw:text-style-name="P25" draw:layer="layout" svg:width="0.219cm" svg:height="0.217cm" svg:x="21.944cm" svg:y="15.705cm" svg:viewBox="0 0 220 218" svg:d="M220 211c-13 0-26 0-39 0 0-5 0-10 0-15-47 0-95 0-142 0 0 7 0 15 0 22-13 0-26 0-39 0 0-73 0-145 0-218 73 0 147 0 220 0 0 70 0 141 0 211zM39 37c0 41 0 82 0 122 47 0 95 0 142 0 0-40 0-81 0-122-47 0-95 0-142 0z">
            <text:p/>
          </draw:path>
          <draw:path draw:style-name="gr31" draw:text-style-name="P25" draw:layer="layout" svg:width="0.288cm" svg:height="0.27cm" svg:x="22.227cm" svg:y="15.675cm" svg:viewBox="0 0 289 271" svg:d="M281 97c-27 39-50 72-71 98l-30-21c20-26 38-50 55-72l-104 19v97c0 11 5 16 15 16h128l-4 37h-132c-31 0-46-16-46-48v-96l-80 17-12-38 92-16v-90h33c10 3 12 8 6 16v68l116-19 13-8 27 27c4 8 2 12-6 13z">
            <text:p/>
          </draw:path>
          <draw:path draw:style-name="gr31" draw:text-style-name="P25" draw:layer="layout" svg:width="0.289cm" svg:height="0.25cm" svg:x="22.551cm" svg:y="15.692cm" svg:viewBox="0 0 290 251" svg:d="M176 120c38 29 76 63 114 104l-31 26c-39-40-76-74-109-100-33 37-74 71-121 101l-29-27c96-63 157-124 184-182l-147 9-5-39 160-7 19-5 23 24c7 9 5 15-6 17-16 29-34 56-52 79z">
            <text:p/>
          </draw:path>
        </draw:g>
        <draw:g>
          <draw:path draw:style-name="gr32" draw:text-style-name="P28" draw:layer="layout" svg:width="0.279cm" svg:height="0.339cm" svg:x="19.399cm" svg:y="12.033cm" svg:viewBox="0 0 280 340" svg:d="M280 107c0 22-5 42-15 59s-24 31-43 40-41 14-66 14h-85v120h-71v-340h153c41 0 72 9 94 28s33 45 33 79zM208 108c0-35-21-53-63-53h-74v110h76c20 0 35-5 45-15 11-9 16-23 16-42z">
            <text:p/>
          </draw:path>
          <draw:path draw:style-name="gr32" draw:text-style-name="P28" draw:layer="layout" svg:width="0.248cm" svg:height="0.37cm" svg:x="19.716cm" svg:y="12.107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32" draw:text-style-name="P28" draw:layer="layout" svg:width="0.248cm" svg:height="0.369cm" svg:x="20.03cm" svg:y="12.106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32" draw:text-style-name="P28" draw:layer="layout" svg:width="0.262cm" svg:height="0.27cm" svg:x="20.316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262cm" svg:height="0.27cm" svg:x="20.617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067cm" svg:height="0.357cm" svg:x="20.932cm" svg:y="12.015cm" svg:viewBox="0 0 68 358" svg:d="M0 358c0-119 0-239 0-358 23 0 45 0 68 0 0 119 0 239 0 358-23 0-45 0-68 0z">
            <text:p/>
          </draw:path>
          <draw:path draw:style-name="gr32" draw:text-style-name="P28" draw:layer="layout" svg:width="0.125cm" svg:height="0.058cm" svg:x="21.057cm" svg:y="12.215cm" svg:viewBox="0 0 126 59" svg:d="M0 59c0-20 0-39 0-59 42 0 84 0 126 0 0 20 0 39 0 59-42 0-84 0-126 0z">
            <text:p/>
          </draw:path>
          <draw:path draw:style-name="gr32" draw:text-style-name="P28" draw:layer="layout" svg:width="0.07cm" svg:height="0.339cm" svg:x="21.236cm" svg:y="12.033cm" svg:viewBox="0 0 71 340" svg:d="M0 340c0-113 0-227 0-340 24 0 47 0 71 0 0 113 0 227 0 340-24 0-47 0-71 0z">
            <text:p/>
          </draw:path>
          <draw:path draw:style-name="gr32" draw:text-style-name="P28" draw:layer="layout" svg:width="0.07cm" svg:height="0.339cm" svg:x="21.376cm" svg:y="12.033cm" svg:viewBox="0 0 71 340" svg:d="M0 340c0-113 0-227 0-340 24 0 47 0 71 0 0 113 0 227 0 340-24 0-47 0-71 0z">
            <text:p/>
          </draw:path>
          <draw:path draw:style-name="gr32" draw:text-style-name="P28" draw:layer="layout" svg:width="0.139cm" svg:height="0.46cm" svg:x="21.647cm" svg:y="12.015cm" svg:viewBox="0 0 140 461" svg:d="M72 461c-25-36-44-73-55-109s-17-77-17-122 6-85 17-121c11-37 30-73 55-109h68c-26 37-44 73-56 110-11 36-17 76-17 120s6 84 17 121c12 36 30 72 56 110z">
            <text:p/>
          </draw:path>
          <draw:path draw:style-name="gr32" draw:text-style-name="P28" draw:layer="layout" svg:width="0.295cm" svg:height="0.349cm" svg:x="21.801cm" svg:y="12.02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32" draw:text-style-name="P28" draw:layer="layout" svg:width="0.151cm" svg:height="0.325cm" svg:x="22.123cm" svg:y="12.051cm" svg:viewBox="0 0 152 326" svg:d="M95 326c-20 0-35-5-46-16s-16-27-16-49v-154h-33v-46h36l22-61h42v61h50v46h-50v135c0 13 3 22 7 28 5 6 13 9 23 9 5 0 13-1 22-3v42c-16 5-35 8-57 8z">
            <text:p/>
          </draw:path>
          <draw:path draw:style-name="gr32" draw:text-style-name="P28" draw:layer="layout" svg:width="0.263cm" svg:height="0.27cm" svg:x="22.296cm" svg:y="12.107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32" draw:text-style-name="P28" draw:layer="layout" svg:width="0.238cm" svg:height="0.265cm" svg:x="22.59cm" svg:y="12.107cm" svg:viewBox="0 0 239 266" svg:d="M171 266v-146c0-46-15-69-46-69-17 0-30 7-40 21s-15 32-15 54v140h-68v-203c0-14 0-25-1-34 0-9-1-17-1-24h65c0 3 1 11 2 25 0 13 1 22 1 27h1c9-20 20-34 34-43s31-14 50-14c27 0 49 9 64 26 14 17 22 42 22 74v166z">
            <text:p/>
          </draw:path>
          <draw:path draw:style-name="gr32" draw:text-style-name="P28" draw:layer="layout" svg:width="0.248cm" svg:height="0.362cm" svg:x="22.878cm" svg:y="12.015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32" draw:text-style-name="P28" draw:layer="layout" svg:width="0.248cm" svg:height="0.362cm" svg:x="23.192cm" svg:y="12.015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32" draw:text-style-name="P28" draw:layer="layout" svg:width="0.267cm" svg:height="0.363cm" svg:x="23.463cm" svg:y="12.112cm" svg:viewBox="0 0 268 364" svg:d="M64 364c-16 0-30-1-42-3v-48c8 1 16 2 23 2 10 0 18-2 24-5 7-3 12-8 17-15s11-20 17-37l-103-258h72l41 122c6 18 14 44 24 81l6-23 16-57 39-123h70l-103 274c-14 34-28 58-43 71s-34 19-58 19z">
            <text:p/>
          </draw:path>
          <draw:path draw:style-name="gr32" draw:text-style-name="P28" draw:layer="layout" svg:width="0.139cm" svg:height="0.46cm" svg:x="23.717cm" svg:y="12.015cm" svg:viewBox="0 0 140 461" svg:d="M0 461c26-38 45-75 56-110 11-36 17-77 17-121s-6-84-17-121c-12-36-31-73-56-109h68c25 37 44 73 55 109s17 77 17 121c0 45-6 85-17 122-11 36-30 72-55 109z">
            <text:p/>
          </draw:path>
        </draw:g>
        <draw:path draw:style-name="gr33" draw:text-style-name="P29" draw:layer="layout" svg:width="0.554cm" svg:height="1.433cm" svg:x="21.945cm" svg:y="16.265cm" svg:viewBox="0 0 555 1434" svg:d="M225 0c0 337 0 674 0 1011-75 0-150 0-225 0 92 141 185 282 277 423 93-141 185-282 278-423-75 0-151 0-226 0 0-337 0-674 0-1011-35 0-69 0-104 0z">
          <text:p/>
        </draw:path>
        <draw:polygon draw:style-name="gr33" draw:text-style-name="P29" draw:layer="layout" svg:width="0cm" svg:height="0cm" svg:x="21.945cm" svg:y="16.265cm" svg:viewBox="0 0 0 0" draw:points="0,0">
          <text:p/>
        </draw:polygon>
        <draw:polygon draw:style-name="gr33" draw:text-style-name="P29" draw:layer="layout" svg:width="0cm" svg:height="0cm" svg:x="22.5cm" svg:y="17.699cm" svg:viewBox="0 0 0 0" draw:points="0,0">
          <text:p/>
        </draw:polygon>
        <draw:g draw:name="グループ化 59">
          <draw:g>
            <draw:path draw:style-name="gr34" draw:text-style-name="P30" draw:layer="layout" svg:width="1.253cm" svg:height="2.015cm" svg:x="21.827cm" svg:y="17.88cm" svg:viewBox="0 0 1254 2016" svg:d="M0 2016c0-568 0-1135 0-1703 104-104 209-209 313-313 314 0 627 0 941 0 0 567 0 1135 0 1702-105 105-209 209-314 314-313 0-627 0-940 0zM0 0zM1254 2016z">
              <text:p/>
            </draw:path>
            <draw:path draw:style-name="gr34" draw:text-style-name="P30" draw:layer="layout" svg:width="1.253cm" svg:height="2.015cm" svg:x="21.827cm" svg:y="17.88cm" svg:viewBox="0 0 1254 2016" svg:d="M0 313c104-104 209-209 313-313 314 0 627 0 941 0-105 104-209 209-314 313-313 0-627 0-940 0zM0 0zM1254 2016z">
              <text:p/>
            </draw:path>
            <draw:path draw:style-name="gr34" draw:text-style-name="P30" draw:layer="layout" svg:width="1.253cm" svg:height="2.015cm" svg:x="21.827cm" svg:y="17.88cm" svg:viewBox="0 0 1254 2016" svg:d="M940 2016c0-568 0-1135 0-1703 105-104 209-209 314-313 0 567 0 1135 0 1702-105 105-209 209-314 314zM0 0zM1254 2016z">
              <text:p/>
            </draw:path>
          </draw:g>
          <draw:g>
            <draw:path draw:style-name="gr35" draw:text-style-name="P30" draw:layer="layout" svg:width="1.252cm" svg:height="0.803cm" svg:x="22.663cm" svg:y="19.495cm" svg:viewBox="0 0 1253 804" svg:d="M626 0c-342 0-626 45-626 100 0 201 0 402 0 603 0 55 284 100 626 100s627-45 627-100c0-201 0-402 0-603 0-55-285-100-627-100zM0 0zM1253 804z">
              <text:p/>
            </draw:path>
            <draw:path draw:style-name="gr35" draw:text-style-name="P30" draw:layer="layout" svg:width="1.252cm" svg:height="0.803cm" svg:x="22.663cm" svg:y="19.495cm" svg:viewBox="0 0 1253 804" svg:d="M626 0c-342 0-626 45-626 100s284 100 626 100 627-45 627-100-285-100-627-100zM0 0zM1253 804z">
              <text:p/>
            </draw:path>
          </draw:g>
        </draw:g>
        <draw:g>
          <draw:path draw:style-name="gr36" draw:text-style-name="P25" draw:layer="layout" svg:width="0.262cm" svg:height="0.339cm" svg:x="18.918cm" svg:y="18.346cm" svg:viewBox="0 0 263 340" svg:d="M263 102c0 32-10 58-31 77s-50 28-86 28h-100v133h-46v-340h143c38 0 68 9 89 27s31 43 31 75zM217 103c0-44-26-66-79-66h-92v134h94c51 0 77-23 77-68z">
            <text:p/>
          </draw:path>
          <draw:path draw:style-name="gr36" draw:text-style-name="P25" draw:layer="layout" svg:width="0.232cm" svg:height="0.27cm" svg:x="19.228cm" svg:y="18.4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6" draw:text-style-name="P25" draw:layer="layout" svg:width="0.214cm" svg:height="0.269cm" svg:x="19.496cm" svg:y="18.421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6" draw:text-style-name="P25" draw:layer="layout" svg:width="0.125cm" svg:height="0.322cm" svg:x="19.739cm" svg:y="18.367cm" svg:viewBox="0 0 126 323" svg:d="M126 317c-14 4-29 6-44 6-35 0-52-20-52-59v-174h-30v-32h32l13-58h29v58h48v32h-48v164c0 13 2 21 6 26s11 8 21 8c6 0 14-1 25-3z">
            <text:p/>
          </draw:path>
          <draw:path draw:style-name="gr36" draw:text-style-name="P25" draw:layer="layout" svg:width="0.221cm" svg:height="0.367cm" svg:x="19.893cm" svg:y="18.421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6" draw:text-style-name="P25" draw:layer="layout" svg:width="0.123cm" svg:height="0.265cm" svg:x="20.18cm" svg:y="18.42cm" svg:viewBox="0 0 124 266" svg:d="M1 266v-200c0-19 0-39-1-61h41c1 29 2 47 2 53h1c7-22 15-38 24-46s22-12 38-12c6 0 12 1 18 2v40c-6-1-14-2-23-2-18 0-32 8-42 23-9 16-14 38-14 67v136z">
            <text:p/>
          </draw:path>
          <draw:path draw:style-name="gr36" draw:text-style-name="P25" draw:layer="layout" svg:width="0.231cm" svg:height="0.27cm" svg:x="20.333cm" svg:y="18.4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6" draw:text-style-name="P25" draw:layer="layout" svg:width="0.284cm" svg:height="0.349cm" svg:x="20.609cm" svg:y="18.341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336cm" svg:height="0.437cm" svg:x="20.94cm" svg:y="18.341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6" draw:text-style-name="P25" draw:layer="layout" svg:width="0.217cm" svg:height="0.339cm" svg:x="21.344cm" svg:y="18.346cm" svg:viewBox="0 0 218 340" svg:d="M0 340c0-113 0-227 0-340 15 0 31 0 46 0 0 101 0 202 0 303 57 0 115 0 172 0 0 12 0 25 0 37-73 0-145 0-218 0z">
            <text:p/>
          </draw:path>
          <draw:path draw:style-name="gr36" draw:text-style-name="P25" draw:layer="layout" svg:width="0.13cm" svg:height="0.46cm" svg:x="18.908cm" svg:y="18.883cm" svg:viewBox="0 0 131 461" svg:d="M0 230c0-47 7-88 22-125s37-72 67-105h42c-30 34-52 69-66 107-14 37-21 79-21 124 0 44 7 85 21 123 14 37 36 73 66 107h-42c-30-33-53-68-67-105-15-37-22-79-22-125z">
            <text:p/>
          </draw:path>
          <draw:path draw:style-name="gr36" draw:text-style-name="P25" draw:layer="layout" svg:width="0.284cm" svg:height="0.349cm" svg:x="19.064cm" svg:y="18.896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125cm" svg:height="0.322cm" svg:x="19.379cm" svg:y="18.922cm" svg:viewBox="0 0 126 323" svg:d="M126 317c-14 4-29 6-44 6-35 0-52-20-52-59v-174h-30v-32h32l13-58h29v58h48v32h-48v164c0 13 2 21 6 26s11 8 21 8c6 0 14-1 25-3z">
            <text:p/>
          </draw:path>
          <draw:path draw:style-name="gr36" draw:text-style-name="P25" draw:layer="layout" svg:width="0.253cm" svg:height="0.27cm" svg:x="19.533cm" svg:y="18.975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6" draw:text-style-name="P25" draw:layer="layout" svg:width="0.209cm" svg:height="0.265cm" svg:x="19.82cm" svg:y="18.975cm" svg:viewBox="0 0 210 266" svg:d="M166 266v-165c0-17-1-31-5-40-3-10-8-17-16-21-7-4-18-6-32-6-21 0-38 7-50 21-12 15-18 35-18 60v151h-44v-205c0-31 0-49-1-56h41c0 1 0 3 0 6 1 4 1 8 1 13 0 4 1 13 1 25h1c10-18 21-30 34-38 13-7 30-11 49-11 29 0 50 7 63 21 13 15 20 38 20 71v174z">
            <text:p/>
          </draw:path>
          <draw:path draw:style-name="gr36" draw:text-style-name="P25" draw:layer="layout" svg:width="0.221cm" svg:height="0.362cm" svg:x="20.083cm" svg:y="18.883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6" draw:text-style-name="P25" draw:layer="layout" svg:width="0.221cm" svg:height="0.362cm" svg:x="20.37cm" svg:y="18.883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6" draw:text-style-name="P25" draw:layer="layout" svg:width="0.244cm" svg:height="0.363cm" svg:x="20.614cm" svg:y="18.98cm" svg:viewBox="0 0 245 364" svg:d="M45 364c-12 0-22-1-30-3v-32c6 1 13 1 20 1 27 0 49-20 64-60l4-10-103-260h46l55 144c1 3 2 5 3 8s5 14 11 32 9 28 10 30l17-48 57-166h46l-101 261c-10 28-20 49-30 62-9 14-19 24-31 31-11 7-24 10-38 10z">
            <text:p/>
          </draw:path>
          <draw:path draw:style-name="gr36" draw:text-style-name="P25" draw:layer="layout" svg:width="0.13cm" svg:height="0.46cm" svg:x="20.857cm" svg:y="18.883cm" svg:viewBox="0 0 131 461" svg:d="M131 231c0 47-7 88-22 125-14 37-37 72-67 105h-42c30-34 53-69 67-107 14-37 21-79 21-123 0-45-7-87-21-124-15-38-37-73-67-107h42c31 33 53 68 68 105 14 37 21 79 21 125z">
            <text:p/>
          </draw:path>
        </draw:g>
        <draw:path draw:style-name="gr37" draw:text-style-name="P31" draw:layer="layout" svg:width="7.2cm" svg:height="8.7cm" svg:x="18.299cm" svg:y="11.799cm" svg:viewBox="0 0 7201 8701" svg:d="M1200 0c-21 1-42 1-63 2-21 2-41 3-62 5s-42 4-63 7c-20 4-41 7-61 11-21 4-41 9-62 14-20 5-40 11-60 17s-39 13-59 20c-19 7-39 15-58 22-19 9-38 17-57 26-18 9-37 19-55 28-18 11-36 21-54 31-17 12-34 22-51 34s-33 23-50 35c-16 14-32 26-48 39-15 14-31 28-46 41-14 14-29 29-43 43-14 16-27 31-41 46-13 16-25 31-38 47-12 16-23 32-35 48-11 17-22 34-33 51-10 17-20 35-30 52-9 18-18 36-27 54-8 18-16 37-24 55-7 19-14 37-21 56-6 19-12 38-18 57-5 20-10 38-15 58-4 19-7 39-11 58-3 20-5 40-8 60-2 19-3 38-5 58-1 20-1 40-2 60 0 2144 0 4286 0 6430 1 20 1 40 2 60 2 20 3 39 5 58 3 20 5 40 8 60 4 19 7 39 11 58 5 20 10 39 15 58 6 19 12 38 18 57 7 19 14 37 21 56 8 18 16 37 24 55 9 18 18 36 27 54 10 17 20 35 30 52 11 17 22 34 33 51 12 16 23 32 35 48 13 16 25 31 38 47 14 15 27 30 41 46 14 14 29 29 43 43 15 13 31 28 46 41 16 13 32 25 48 39 17 12 33 23 50 35s34 22 51 34c18 10 36 20 54 31 18 9 37 19 55 28 19 9 38 17 57 26 19 7 39 15 58 22 20 7 39 14 59 20s40 12 60 17c21 5 41 10 62 14 20 4 41 7 61 11 21 3 42 5 63 7s41 3 62 5c21 1 42 1 63 2 1600 0 3200 1 4800 1v-1c21-1 42-1 63-2 21-2 41-3 62-5s42-4 63-7c20-4 41-7 61-11 21-4 41-9 62-14 20-5 40-11 60-17s39-13 59-20c19-7 39-15 58-22 19-9 38-17 57-26 18-9 37-19 55-28 18-11 36-21 54-31 17-12 34-22 51-34s33-23 50-35c16-14 32-26 48-39 15-13 31-28 46-41 14-14 29-29 43-43 14-16 27-31 41-46 13-16 25-31 38-47 12-16 23-32 35-48 11-17 22-34 33-51 10-17 20-35 30-52 9-18 18-36 27-54 8-18 16-37 24-55 7-19 14-37 21-56 6-19 12-38 18-57 5-19 10-38 15-58 4-19 7-39 11-58 3-20 5-40 8-60 2-19 3-38 5-58 1-20 1-40 2-60 0-2144 1-4286 1-6430h-1c-1-20-1-40-2-60-2-20-3-39-5-58-3-20-5-40-8-60-4-19-7-39-11-58-5-20-10-38-15-58-6-19-12-38-18-57-7-19-14-37-21-56-8-18-16-37-24-55-9-18-18-36-27-54-10-17-20-35-30-52-11-17-22-34-33-51-12-16-23-32-35-48-13-16-25-31-38-47-14-15-27-30-41-46-14-14-29-29-43-43-15-13-31-27-46-41-16-13-32-25-48-39-17-12-33-23-50-35s-34-22-51-34c-18-10-36-20-54-31-18-9-37-19-55-28-19-9-38-17-57-26-19-7-39-15-58-22-20-7-39-14-59-20s-40-12-60-17c-21-5-41-10-62-14-20-4-41-7-61-11-21-3-42-5-63-7s-41-3-62-5c-21-1-42-1-63-2-1600 0-3200 0-4800 0z">
          <text:p/>
        </draw:path>
        <draw:polygon draw:style-name="gr37" draw:text-style-name="P31" draw:layer="layout" svg:width="0cm" svg:height="0cm" svg:x="18.299cm" svg:y="11.499cm" svg:viewBox="0 0 0 0" draw:points="0,0">
          <text:p/>
        </draw:polygon>
        <draw:polygon draw:style-name="gr37" draw:text-style-name="P31" draw:layer="layout" svg:width="0cm" svg:height="0cm" svg:x="25.5cm" svg:y="20.7cm" svg:viewBox="0 0 0 0" draw:points="0,0">
          <text:p/>
        </draw:polygon>
        <draw:frame draw:name="テキスト ボックス 27" draw:style-name="gr9" draw:text-style-name="P32" draw:layer="layout" svg:width="2.2cm" svg:height="0.808cm" svg:x="21.049cm" svg:y="10.692cm">
          <draw:text-box>
            <text:p text:style-name="P10"><text:span text:style-name="T12">Server3</text:span></text:p>
          </draw:text-box>
        </draw:frame>
        <draw:frame draw:name="テキスト ボックス 27" draw:style-name="gr9" draw:text-style-name="P32" draw:layer="layout" svg:width="2.2cm" svg:height="0.808cm" svg:x="4.649cm" svg:y="10.7cm">
          <draw:text-box>
            <text:p text:style-name="P10"><text:span text:style-name="T12">Server2</text:span></text:p>
          </draw:text-box>
        </draw:frame>
        <draw:custom-shape draw:name="フリーフォーム: 図形 49" draw:style-name="gr38" draw:text-style-name="P18" draw:layer="layout" svg:width="0.739cm" svg:height="4.191cm" draw:transform="skewX (-0.0359537825910831) rotate (-0.715584993317675) translate (11.678cm 8.30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9" draw:text-style-name="P18" draw:layer="layout" svg:width="0.739cm" svg:height="4.206cm" draw:transform="skewX (-0.0361283155162826) rotate (0.698131700797732) translate (15.756cm 8.73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40" draw:text-style-name="P18" draw:layer="layout" svg:width="0.739cm" svg:height="10.636cm" draw:transform="skewX (-0.0361283155162827) rotate (1.27409035395586) translate (7.875cm 16.637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polygon draw:style-name="gr33" draw:text-style-name="P29" draw:layer="layout" svg:width="0cm" svg:height="0cm" svg:x="10.929cm" svg:y="15.661cm" svg:viewBox="0 0 0 0" draw:points="0,0">
          <text:p/>
        </draw:polygon>
        <draw:polygon draw:style-name="gr33" draw:text-style-name="P29" draw:layer="layout" svg:width="0cm" svg:height="0cm" svg:x="12.068cm" svg:y="14.46cm" svg:viewBox="0 0 0 0" draw:points="0,0">
          <text:p/>
        </draw:polygon>
        <draw:custom-shape draw:name="フリーフォーム: 図形 49" draw:style-name="gr41" draw:text-style-name="P18" draw:layer="layout" svg:width="0.739cm" svg:height="4.71cm" draw:transform="skewX (-0.0361283155162825) rotate (2.23402144255274) translate (8.178cm 15.87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42" draw:text-style-name="P18" draw:layer="layout" svg:width="0.739cm" svg:height="4.576cm" draw:transform="skewX (-0.0361283155162827) rotate (-2.3387411976724) translate (20.134cm 15.31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43" draw:text-style-name="P18" draw:layer="layout" svg:width="0.739cm" svg:height="10.335cm" draw:transform="skewX (-0.0361283155162826) rotate (-1.2915436464758) translate (19.696cm 15.53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145" draw:style-name="gr44" draw:text-style-name="P33" draw:layer="layout" svg:width="6.878cm" svg:height="2.068cm" draw:transform="rotate (0.819781149661736) translate (6.2cm 11.128cm)">
          <text:p text:style-name="P2"><text:span text:style-name="T13">相互監視</text:span><text:span text:style-name="T14">(</text:span><text:span text:style-name="T13">ハートビート</text:span><text:span text:style-name="T14">)</text:span></text:p>
          <text:p text:style-name="P2"><text:span text:style-name="T13">情報共有</text:span></text:p>
          <draw:enhanced-geometry svg:viewBox="0 0 21600 21600" draw:mirror-horizontal="false" draw:mirror-vertical="false" draw:text-areas="?f17 ?f12 ?f18 ?f14" draw:type="non-primitive" draw:modifiers="2092.22672064777 5741.9043015949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5" draw:text-style-name="P33" draw:layer="layout" svg:width="6.983cm" svg:height="2.348cm" draw:transform="rotate (-0.872664625997165) translate (17.199cm 5.7cm)">
          <text:p text:style-name="P2"><text:span text:style-name="T13">相互監視</text:span><text:span text:style-name="T14">(</text:span><text:span text:style-name="T13">ハートビート</text:span><text:span text:style-name="T14">)</text:span></text:p>
          <text:p text:style-name="P2"><text:span text:style-name="T13">情報共有</text:span></text:p>
          <draw:enhanced-geometry svg:viewBox="0 0 21600 21600" draw:mirror-horizontal="false" draw:mirror-vertical="false" draw:text-areas="?f17 ?f12 ?f18 ?f14"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6" draw:text-style-name="P33" draw:layer="layout" svg:width="9.549cm" svg:height="2.348cm" svg:x="9.2cm" svg:y="13.061cm">
          <text:p text:style-name="P2"><text:span text:style-name="T13">相互監視</text:span><text:span text:style-name="T14">(</text:span><text:span text:style-name="T13">ハートビート</text:span><text:span text:style-name="T14">)</text:span></text:p>
          <text:p text:style-name="P2"><text:span text:style-name="T13">情報共有</text:span></text:p>
          <draw:enhanced-geometry svg:viewBox="0 0 21600 21600" draw:mirror-horizontal="false" draw:mirror-vertical="false" draw:text-areas="?f17 ?f12 ?f18 ?f14"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presentation:notes draw:style-name="dp2">
          <draw:frame draw:name="スライド番号プレースホルダー 6" draw:style-name="gr47" draw:text-style-name="P1" draw:layer="layout" svg:width="9.113cm" svg:height="1.484cm" svg:x="11.886cm" svg:y="28.215cm">
            <draw:text-box>
              <text:p text:style-name="P34"><text:span text:style-name="T15"><text:page-number>&lt;番号&gt;</text:page-number></text:span></text:p>
            </draw:text-box>
          </draw:frame>
          <draw:page-thumbnail draw:name="スライド イメージ プレースホルダー 1" draw:style-name="gr48" draw:layer="layout" svg:width="14.848cm" svg:height="11.135cm" svg:x="3.074cm" svg:y="2.258cm" draw:page-number="1" presentation:class="page"/>
          <draw:frame draw:name="ノート プレースホルダー 2" presentation:style-name="pr1"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游ゴシック"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1"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3"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游ゴシック2" svg:font-family="游ゴシック"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a742" draw:style="linear" draw:start-color="#ccffff" draw:end-color="#99ccff" draw:start-intensity="100%" draw:end-intensity="100%" draw:angle="30deg" draw:border="0%"/>
    <draw:gradient draw:name="a746" draw:style="linear" draw:start-color="#ccffff" draw:end-color="#99ccff" draw:start-intensity="100%" draw:end-intensity="100%" draw:angle="30deg" draw:border="0%"/>
    <draw:gradient draw:name="a799" draw:style="linear" draw:start-color="#ffcccc" draw:end-color="#ffccff" draw:start-intensity="100%" draw:end-intensity="100%" draw:angle="30deg" draw:border="0%"/>
    <draw:gradient draw:name="a803" draw:style="linear" draw:start-color="#ffcccc" draw:end-color="#ffccff" draw:start-intensity="100%" draw:end-intensity="100%" draw:angle="30deg" draw:border="0%"/>
    <draw:gradient draw:name="a807" draw:style="linear" draw:start-color="#ffcccc" draw:end-color="#ffccff" draw:start-intensity="100%" draw:end-intensity="100%" draw:angle="30deg" draw:border="0%"/>
    <draw:gradient draw:name="a811" draw:style="linear" draw:start-color="#ffcccc" draw:end-color="#ffccff" draw:start-intensity="100%" draw:end-intensity="100%" draw:angle="3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marker draw:name="a636" svg:viewBox="0 0 20 30" svg:d="M10 0l-10 30h20z"/>
    <draw:marker draw:name="a788" svg:viewBox="0 0 20 30" svg:d="M10 0l-10 30h20z"/>
    <draw:marker draw:name="a815"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標準-background" style:family="presentation">
      <style:graphic-properties draw:stroke="none" draw:fill="solid" draw:fill-color="#ffffff"/>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false" style:shrink-to-fit="true">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false" style:shrink-to-fit="true">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4cm" fo:margin-bottom="0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3cm" fo:margin-bottom="0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2cm" fo:margin-bottom="0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1cm" fo:margin-bottom="0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1cm" fo:margin-bottom="0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1cm" fo:margin-bottom="0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1cm" fo:margin-bottom="0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1cm" fo:margin-bottom="0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false" style:shrink-to-fit="true">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false" style:shrink-to-fit="true">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4cm" fo:margin-bottom="0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3cm" fo:margin-bottom="0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2cm" fo:margin-bottom="0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1cm" fo:margin-bottom="0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1cm" fo:margin-bottom="0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1cm" fo:margin-bottom="0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1cm" fo:margin-bottom="0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1cm" fo:margin-bottom="0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false" style:shrink-to-fit="true">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4cm" fo:margin-bottom="0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3cm" fo:margin-bottom="0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2cm" fo:margin-bottom="0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1cm" fo:margin-bottom="0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1cm" fo:margin-bottom="0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1cm" fo:margin-bottom="0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1cm" fo:margin-bottom="0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1cm" fo:margin-bottom="0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false" style:shrink-to-fit="true">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4cm" fo:margin-bottom="0cm"/>
      <style:text-properties fo:font-size="28pt" style:font-size-asian="28pt" style:font-size-complex="28pt"/>
    </style:style>
    <style:style style:name="Master1-Layout5-twoTxTwoObj-比較-outline3" style:family="presentation" style:parent-style-name="Master1-Layout5-twoTxTwoObj-比較-outline2">
      <style:paragraph-properties fo:margin-top="0.3cm" fo:margin-bottom="0cm"/>
      <style:text-properties fo:font-size="24pt" style:font-size-asian="24pt" style:font-size-complex="24pt"/>
    </style:style>
    <style:style style:name="Master1-Layout5-twoTxTwoObj-比較-outline4" style:family="presentation" style:parent-style-name="Master1-Layout5-twoTxTwoObj-比較-outline3">
      <style:paragraph-properties fo:margin-top="0.2cm" fo:margin-bottom="0cm"/>
      <style:text-properties fo:font-size="20pt" style:font-size-asian="20pt" style:font-size-complex="20pt"/>
    </style:style>
    <style:style style:name="Master1-Layout5-twoTxTwoObj-比較-outline5" style:family="presentation" style:parent-style-name="Master1-Layout5-twoTxTwoObj-比較-outline4">
      <style:paragraph-properties fo:margin-top="0.1cm" fo:margin-bottom="0cm"/>
      <style:text-properties fo:font-size="20pt" style:font-size-asian="20pt" style:font-size-complex="20pt"/>
    </style:style>
    <style:style style:name="Master1-Layout5-twoTxTwoObj-比較-outline6" style:family="presentation" style:parent-style-name="Master1-Layout5-twoTxTwoObj-比較-outline5">
      <style:paragraph-properties fo:margin-top="0.1cm" fo:margin-bottom="0cm"/>
      <style:text-properties fo:font-size="20pt" style:font-size-asian="20pt" style:font-size-complex="20pt"/>
    </style:style>
    <style:style style:name="Master1-Layout5-twoTxTwoObj-比較-outline7" style:family="presentation" style:parent-style-name="Master1-Layout5-twoTxTwoObj-比較-outline6">
      <style:paragraph-properties fo:margin-top="0.1cm" fo:margin-bottom="0cm"/>
      <style:text-properties fo:font-size="20pt" style:font-size-asian="20pt" style:font-size-complex="20pt"/>
    </style:style>
    <style:style style:name="Master1-Layout5-twoTxTwoObj-比較-outline8" style:family="presentation" style:parent-style-name="Master1-Layout5-twoTxTwoObj-比較-outline7">
      <style:paragraph-properties fo:margin-top="0.1cm" fo:margin-bottom="0cm"/>
      <style:text-properties fo:font-size="20pt" style:font-size-asian="20pt" style:font-size-complex="20pt"/>
    </style:style>
    <style:style style:name="Master1-Layout5-twoTxTwoObj-比較-outline9" style:family="presentation" style:parent-style-name="Master1-Layout5-twoTxTwoObj-比較-outline8">
      <style:paragraph-properties fo:margin-top="0.1cm" fo:margin-bottom="0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false" style:shrink-to-fit="true">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4cm" fo:margin-bottom="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3cm" fo:margin-bottom="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2cm" fo:margin-bottom="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1cm" fo:margin-bottom="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1cm" fo:margin-bottom="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1cm" fo:margin-bottom="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1cm" fo:margin-bottom="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1cm" fo:margin-bottom="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false" style:shrink-to-fit="true">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4cm" fo:margin-bottom="0cm"/>
      <style:text-properties fo:font-size="28pt" style:font-size-asian="28pt" style:font-size-complex="28pt"/>
    </style:style>
    <style:style style:name="Master1-Layout7-blank-白紙-outline3" style:family="presentation" style:parent-style-name="Master1-Layout7-blank-白紙-outline2">
      <style:paragraph-properties fo:margin-top="0.3cm" fo:margin-bottom="0cm"/>
      <style:text-properties fo:font-size="24pt" style:font-size-asian="24pt" style:font-size-complex="24pt"/>
    </style:style>
    <style:style style:name="Master1-Layout7-blank-白紙-outline4" style:family="presentation" style:parent-style-name="Master1-Layout7-blank-白紙-outline3">
      <style:paragraph-properties fo:margin-top="0.2cm" fo:margin-bottom="0cm"/>
      <style:text-properties fo:font-size="20pt" style:font-size-asian="20pt" style:font-size-complex="20pt"/>
    </style:style>
    <style:style style:name="Master1-Layout7-blank-白紙-outline5" style:family="presentation" style:parent-style-name="Master1-Layout7-blank-白紙-outline4">
      <style:paragraph-properties fo:margin-top="0.1cm" fo:margin-bottom="0cm"/>
      <style:text-properties fo:font-size="20pt" style:font-size-asian="20pt" style:font-size-complex="20pt"/>
    </style:style>
    <style:style style:name="Master1-Layout7-blank-白紙-outline6" style:family="presentation" style:parent-style-name="Master1-Layout7-blank-白紙-outline5">
      <style:paragraph-properties fo:margin-top="0.1cm" fo:margin-bottom="0cm"/>
      <style:text-properties fo:font-size="20pt" style:font-size-asian="20pt" style:font-size-complex="20pt"/>
    </style:style>
    <style:style style:name="Master1-Layout7-blank-白紙-outline7" style:family="presentation" style:parent-style-name="Master1-Layout7-blank-白紙-outline6">
      <style:paragraph-properties fo:margin-top="0.1cm" fo:margin-bottom="0cm"/>
      <style:text-properties fo:font-size="20pt" style:font-size-asian="20pt" style:font-size-complex="20pt"/>
    </style:style>
    <style:style style:name="Master1-Layout7-blank-白紙-outline8" style:family="presentation" style:parent-style-name="Master1-Layout7-blank-白紙-outline7">
      <style:paragraph-properties fo:margin-top="0.1cm" fo:margin-bottom="0cm"/>
      <style:text-properties fo:font-size="20pt" style:font-size-asian="20pt" style:font-size-complex="20pt"/>
    </style:style>
    <style:style style:name="Master1-Layout7-blank-白紙-outline9" style:family="presentation" style:parent-style-name="Master1-Layout7-blank-白紙-outline8">
      <style:paragraph-properties fo:margin-top="0.1cm" fo:margin-bottom="0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middle">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false" style:shrink-to-fit="true">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false" style:shrink-to-fit="true">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false" style:shrink-to-fit="true">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background" style:family="presentation">
      <style:graphic-properties draw:stroke="none" draw:fill="solid" draw:fill-color="#ffffff"/>
      <style:text-properties style:letter-kerning="true"/>
    </style:style>
    <style:style style:name="Master1-Layout11-vertTitleAndTx-縦書きタイトル-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outline1" style:family="presentation">
      <style:graphic-properties draw:stroke="none" draw:fill="none" draw:auto-grow-height="false" draw:fit-to-size="false" style:shrink-to-fit="true">
        <text:list-style style:name="Master1-Layout11-vertTitleAndTx-縦書きタイトル-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outline2" style:family="presentation" style:parent-style-name="Master1-Layout11-vertTitleAndTx-縦書きタイトル-outline1">
      <style:paragraph-properties fo:margin-top="0.4cm" fo:margin-bottom="0cm"/>
      <style:text-properties fo:font-size="28pt" style:font-size-asian="28pt" style:font-size-complex="28pt"/>
    </style:style>
    <style:style style:name="Master1-Layout11-vertTitleAndTx-縦書きタイトル-outline3" style:family="presentation" style:parent-style-name="Master1-Layout11-vertTitleAndTx-縦書きタイトル-outline2">
      <style:paragraph-properties fo:margin-top="0.3cm" fo:margin-bottom="0cm"/>
      <style:text-properties fo:font-size="24pt" style:font-size-asian="24pt" style:font-size-complex="24pt"/>
    </style:style>
    <style:style style:name="Master1-Layout11-vertTitleAndTx-縦書きタイトル-outline4" style:family="presentation" style:parent-style-name="Master1-Layout11-vertTitleAndTx-縦書きタイトル-outline3">
      <style:paragraph-properties fo:margin-top="0.2cm" fo:margin-bottom="0cm"/>
      <style:text-properties fo:font-size="20pt" style:font-size-asian="20pt" style:font-size-complex="20pt"/>
    </style:style>
    <style:style style:name="Master1-Layout11-vertTitleAndTx-縦書きタイトル-outline5" style:family="presentation" style:parent-style-name="Master1-Layout11-vertTitleAndTx-縦書きタイトル-outline4">
      <style:paragraph-properties fo:margin-top="0.1cm" fo:margin-bottom="0cm"/>
      <style:text-properties fo:font-size="20pt" style:font-size-asian="20pt" style:font-size-complex="20pt"/>
    </style:style>
    <style:style style:name="Master1-Layout11-vertTitleAndTx-縦書きタイトル-outline6" style:family="presentation" style:parent-style-name="Master1-Layout11-vertTitleAndTx-縦書きタイトル-outline5">
      <style:paragraph-properties fo:margin-top="0.1cm" fo:margin-bottom="0cm"/>
      <style:text-properties fo:font-size="20pt" style:font-size-asian="20pt" style:font-size-complex="20pt"/>
    </style:style>
    <style:style style:name="Master1-Layout11-vertTitleAndTx-縦書きタイトル-outline7" style:family="presentation" style:parent-style-name="Master1-Layout11-vertTitleAndTx-縦書きタイトル-outline6">
      <style:paragraph-properties fo:margin-top="0.1cm" fo:margin-bottom="0cm"/>
      <style:text-properties fo:font-size="20pt" style:font-size-asian="20pt" style:font-size-complex="20pt"/>
    </style:style>
    <style:style style:name="Master1-Layout11-vertTitleAndTx-縦書きタイトル-outline8" style:family="presentation" style:parent-style-name="Master1-Layout11-vertTitleAndTx-縦書きタイトル-outline7">
      <style:paragraph-properties fo:margin-top="0.1cm" fo:margin-bottom="0cm"/>
      <style:text-properties fo:font-size="20pt" style:font-size-asian="20pt" style:font-size-complex="20pt"/>
    </style:style>
    <style:style style:name="Master1-Layout11-vertTitleAndTx-縦書きタイトル-outline9" style:family="presentation" style:parent-style-name="Master1-Layout11-vertTitleAndTx-縦書きタイトル-outline8">
      <style:paragraph-properties fo:margin-top="0.1cm" fo:margin-bottom="0cm"/>
      <style:text-properties fo:font-size="20pt" style:font-size-asian="20pt" style:font-size-complex="20pt"/>
    </style:style>
    <style:style style:name="Master1-Layout11-vertTitleAndTx-縦書きタイトル-subtitle" style:family="presentation">
      <style:graphic-properties draw:stroke="none" draw:fill="none" draw:textarea-vertical-align="middle">
        <text:list-style style:name="Master1-Layout11-vertTitleAndTx-縦書きタイトル-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title" style:family="presentation">
      <style:graphic-properties draw:stroke="none" draw:fill="none" draw:textarea-vertical-align="middle">
        <text:list-style style:name="Master1-Layout11-vertTitleAndTx-縦書きタイトル-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縦書きタイトル-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縦書きタイトル-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縦書きタイトル-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縦書きタイトル-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縦書きタイトル-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縦書きタイトル-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style:font-size-asian="32pt" style:language-asian="ja" style:country-asian="JP"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游ゴシック" fo:font-size="24pt" fo:letter-spacing="normal" fo:font-style="normal" style:text-underline-style="none" fo:font-weight="normal" style:text-underline-mode="continuous" style:text-overline-mode="continuous" style:text-line-through-mode="continuous" style:letter-kerning="true" style:font-name-asian="游ゴシック3"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游ゴシック"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游ゴシック" fo:font-size="20pt" fo:letter-spacing="normal" fo:font-style="normal" style:text-underline-style="none" fo:font-weight="normal" style:text-underline-mode="continuous" style:text-overline-mode="continuous" style:text-line-through-mode="continuous" style:letter-kerning="true" style:font-name-asian="游ゴシック3"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游ゴシック"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游ゴシック" fo:font-size="18pt" fo:letter-spacing="normal" fo:font-style="normal" style:text-underline-style="none" fo:font-weight="normal" style:text-underline-mode="continuous" style:text-overline-mode="continuous" style:text-line-through-mode="continuous" style:letter-kerning="true" style:font-name-asian="游ゴシック3"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游ゴシック"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style:font-size-asian="60pt" style:language-asian="ja" style:country-asian="JP" style:font-style-asian="normal" style:font-weight-asian="normal" style:font-size-complex="60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style:font-size-asian="44pt" style:language-asian="ja" style:country-asian="JP" style:font-style-asian="normal" style:font-weight-asian="normal" style:font-size-complex="44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style:font-size-asian="24pt" style:language-asian="ja" style:country-asian="JP" style:font-style-asian="normal" style:font-weight-asian="bold" style:font-size-complex="24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游ゴシック" fo:font-size="28pt" fo:letter-spacing="normal" fo:font-style="normal" style:text-underline-style="none" fo:font-weight="normal" style:text-underline-mode="continuous" style:text-overline-mode="continuous" style:text-line-through-mode="continuous" style:letter-kerning="true" style:font-name-asian="游ゴシック3" style:font-size-asian="28pt" style:language-asian="ja" style:country-asian="JP" style:font-style-asian="normal" style:font-weight-asian="normal" style:font-size-complex="28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游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style:font-size-asian="16pt" style:language-asian="ja" style:country-asian="JP"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9.113cm" svg:height="1.484cm" svg:x="0cm" svg:y="0cm" presentation:class="header">
        <draw:text-box>
          <text:p/>
        </draw:text-box>
      </draw:frame>
      <draw:frame draw:name="日付プレースホルダー 2" draw:style-name="Mgr1" draw:text-style-name="MP1" draw:layer="backgroundobjects" svg:width="9.113cm" svg:height="1.484cm" svg:x="11.886cm" svg:y="0cm" presentation:class="date-time">
        <draw:text-box>
          <text:p/>
        </draw:text-box>
      </draw:frame>
      <draw:frame draw:name="フッター プレースホルダー 3" draw:style-name="Mgr2" draw:text-style-name="MP1" draw:layer="backgroundobjects" svg:width="9.113cm" svg:height="1.484cm" svg:x="0cm" svg:y="28.215cm" presentation:class="footer">
        <draw:text-box>
          <text:p/>
        </draw:text-box>
      </draw:frame>
      <draw:frame draw:name="スライド番号プレースホルダー 4" draw:style-name="Mgr2" draw:text-style-name="MP1"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標準" style:page-layout-name="PM1" draw:style-name="Mdp1">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スライド番号プレースホルダー 5" presentation:style-name="Mpr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標準-title" draw:layer="backgroundobjects" svg:width="14.848cm" svg:height="11.136cm" svg:x="3.075cm" svg:y="2.257cm" presentation:class="page"/>
        <draw:frame draw:name="ノート プレースホルダー 2" presentation:style-name="Mpr5" draw:text-style-name="MP3" draw:layer="backgroundobjects" svg:width="16.799cm" svg:height="13.364cm" svg:x="2.1cm" svg:y="14.107cm" presentation:class="notes">
          <draw:text-box>
            <text:p/>
          </draw:text-box>
        </draw:frame>
        <draw:frame draw:name="ヘッダー プレースホルダー 3" presentation:style-name="Mpr3" draw:text-style-name="MP3" draw:layer="backgroundobjects" svg:width="9.113cm" svg:height="1.484cm" svg:x="0cm" svg:y="0cm" presentation:class="header">
          <draw:text-box>
            <text:p/>
          </draw:text-box>
        </draw:frame>
        <draw:frame draw:name="日付プレースホルダー 4" presentation:style-name="Mpr3" draw:text-style-name="MP3" draw:layer="backgroundobjects" svg:width="9.113cm" svg:height="1.484cm" svg:x="11.886cm" svg:y="0cm" presentation:class="date-time">
          <draw:text-box>
            <text:p/>
          </draw:text-box>
        </draw:frame>
        <draw:frame draw:name="フッター プレースホルダー 5" presentation:style-name="Mpr6" draw:text-style-name="MP3" draw:layer="backgroundobjects" svg:width="9.113cm" svg:height="1.484cm" svg:x="0cm" svg:y="28.215cm" presentation:class="footer">
          <draw:text-box>
            <text:p/>
          </draw:text-box>
        </draw:frame>
        <draw:frame draw:name="スライド番号プレースホルダー 6" presentation:style-name="Mpr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title-タイトル-スライド" style:page-layout-name="PM1" draw:style-name="Mdp1">
      <draw:frame draw:name="タイトル 1" presentation:style-name="Mpr7" draw:text-style-name="MP3" draw:layer="backgroundobjects" svg:width="20.999cm" svg:height="7.311cm" svg:x="3.501cm" svg:y="3.435cm" presentation:class="title">
        <draw:text-box>
          <text:p text:style-name="MP9"><text:span text:style-name="MT10">マスター タイトルの書式設定</text:span></text:p>
        </draw:text-box>
      </draw:frame>
      <draw:frame draw:name="サブタイトル 2" presentation:style-name="Mpr8" draw:text-style-name="MP3" draw:layer="backgroundobjects" svg:width="20.999cm" svg:height="5.071cm" svg:x="3.501cm" svg:y="11.029cm" presentation:class="subtitle">
        <draw:text-box>
          <text:p text:style-name="MP10"><text:span text:style-name="MT11">マスター サブタイトルの書式設定</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title-タイトル-スライド-title" draw:layer="backgroundobjects" svg:width="14.848cm" svg:height="11.136cm" svg:x="3.075cm" svg:y="2.257cm" presentation:class="page"/>
        <draw:frame draw:name="ノート プレースホルダー 2" presentation:style-name="Mpr11" draw:text-style-name="MP3" draw:layer="backgroundobjects" svg:width="16.799cm" svg:height="13.364cm" svg:x="2.1cm" svg:y="14.107cm" presentation:class="notes">
          <draw:text-box>
            <text:p/>
          </draw:text-box>
        </draw:frame>
        <draw:frame draw:name="ヘッダー プレースホルダー 3" presentation:style-name="Mpr9" draw:text-style-name="MP3" draw:layer="backgroundobjects" svg:width="9.113cm" svg:height="1.484cm" svg:x="0cm" svg:y="0cm" presentation:class="header">
          <draw:text-box>
            <text:p/>
          </draw:text-box>
        </draw:frame>
        <draw:frame draw:name="日付プレースホルダー 4" presentation:style-name="Mpr9" draw:text-style-name="MP3" draw:layer="backgroundobjects" svg:width="9.113cm" svg:height="1.484cm" svg:x="11.886cm" svg:y="0cm" presentation:class="date-time">
          <draw:text-box>
            <text:p/>
          </draw:text-box>
        </draw:frame>
        <draw:frame draw:name="フッター プレースホルダー 5" presentation:style-name="Mpr12" draw:text-style-name="MP3" draw:layer="backgroundobjects" svg:width="9.113cm" svg:height="1.484cm" svg:x="0cm" svg:y="28.215cm" presentation:class="footer">
          <draw:text-box>
            <text:p/>
          </draw:text-box>
        </draw:frame>
        <draw:frame draw:name="スライド番号プレースホルダー 6" presentation:style-name="Mpr1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2-obj-タイトルとコンテンツ" style:page-layout-name="PM1" draw:style-name="Mdp1">
      <draw:frame draw:name="タイトル 1" presentation:style-name="Mpr13"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14" draw:text-style-name="MP3" draw:layer="backgroundobjects" svg:width="25.199cm" svg:height="12.179cm" svg:x="1.4cm" svg:y="4.914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3" presentation:style-name="Mpr15" draw:text-style-name="MP3" draw:layer="backgroundobjects" svg:width="6.523cm" svg:height="1.448cm" svg:x="1.4cm" svg:y="19.131cm" presentation:class="date-time">
        <draw:text-box>
          <text:p/>
        </draw:text-box>
      </draw:frame>
      <draw:frame draw:name="フッター プレースホルダー 4" presentation:style-name="Mpr16" draw:text-style-name="MP3" draw:layer="backgroundobjects" svg:width="8.875cm" svg:height="1.448cm" svg:x="9.576cm" svg:y="19.131cm" presentation:class="footer">
        <draw:text-box>
          <text:p/>
        </draw:text-box>
      </draw:frame>
      <draw:frame draw:name="スライド番号プレースホルダー 5" presentation:style-name="Mpr15"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2-obj-タイトルとコンテンツ-title" draw:layer="backgroundobjects" svg:width="14.848cm" svg:height="11.136cm" svg:x="3.075cm" svg:y="2.257cm" presentation:class="page"/>
        <draw:frame draw:name="ノート プレースホルダー 2" presentation:style-name="Mpr17" draw:text-style-name="MP3" draw:layer="backgroundobjects" svg:width="16.799cm" svg:height="13.364cm" svg:x="2.1cm" svg:y="14.107cm" presentation:class="notes">
          <draw:text-box>
            <text:p/>
          </draw:text-box>
        </draw:frame>
        <draw:frame draw:name="ヘッダー プレースホルダー 3" presentation:style-name="Mpr15" draw:text-style-name="MP3" draw:layer="backgroundobjects" svg:width="9.113cm" svg:height="1.484cm" svg:x="0cm" svg:y="0cm" presentation:class="header">
          <draw:text-box>
            <text:p/>
          </draw:text-box>
        </draw:frame>
        <draw:frame draw:name="日付プレースホルダー 4" presentation:style-name="Mpr15" draw:text-style-name="MP3" draw:layer="backgroundobjects" svg:width="9.113cm" svg:height="1.484cm" svg:x="11.886cm" svg:y="0cm" presentation:class="date-time">
          <draw:text-box>
            <text:p/>
          </draw:text-box>
        </draw:frame>
        <draw:frame draw:name="フッター プレースホルダー 5" presentation:style-name="Mpr18" draw:text-style-name="MP3" draw:layer="backgroundobjects" svg:width="9.113cm" svg:height="1.484cm" svg:x="0cm" svg:y="28.215cm" presentation:class="footer">
          <draw:text-box>
            <text:p/>
          </draw:text-box>
        </draw:frame>
        <draw:frame draw:name="スライド番号プレースホルダー 6" presentation:style-name="Mpr18"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3-secHead-セクション見出し" style:page-layout-name="PM1" draw:style-name="Mdp1">
      <draw:frame draw:name="タイトル 1" presentation:style-name="Mpr19" draw:text-style-name="MP3" draw:layer="backgroundobjects" svg:width="24.152cm" svg:height="8.736cm" svg:x="1.909cm" svg:y="5.234cm" presentation:class="title">
        <draw:text-box>
          <text:p text:style-name="MP9"><text:span text:style-name="MT10">マスター タイトルの書式設定</text:span></text:p>
        </draw:text-box>
      </draw:frame>
      <draw:frame draw:name="テキスト プレースホルダー 2" presentation:style-name="Mpr20" draw:text-style-name="MP3" draw:layer="backgroundobjects" svg:width="24.152cm" svg:height="4.591cm" svg:x="1.909cm" svg:y="14.054cm" presentation:class="outline">
        <draw:text-box>
          <text:list text:style-name="ML2">
            <text:list-item>
              <text:p text:style-name="MP4"><text:span text:style-name="MT13">マスター テキストの書式設定</text:span></text:p>
            </text:list-item>
          </text:list>
        </draw:text-box>
      </draw:frame>
      <draw:frame draw:name="日付プレースホルダー 3" presentation:style-name="Mpr21" draw:text-style-name="MP3" draw:layer="backgroundobjects" svg:width="6.523cm" svg:height="1.448cm" svg:x="1.4cm" svg:y="19.131cm" presentation:class="date-time">
        <draw:text-box>
          <text:p/>
        </draw:text-box>
      </draw:frame>
      <draw:frame draw:name="フッター プレースホルダー 4" presentation:style-name="Mpr22" draw:text-style-name="MP3" draw:layer="backgroundobjects" svg:width="8.875cm" svg:height="1.448cm" svg:x="9.576cm" svg:y="19.131cm" presentation:class="footer">
        <draw:text-box>
          <text:p/>
        </draw:text-box>
      </draw:frame>
      <draw:frame draw:name="スライド番号プレースホルダー 5" presentation:style-name="Mpr21"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14.848cm" svg:height="11.136cm" svg:x="3.075cm" svg:y="2.257cm" presentation:class="page"/>
        <draw:frame draw:name="ノート プレースホルダー 2" presentation:style-name="Mpr23" draw:text-style-name="MP3" draw:layer="backgroundobjects" svg:width="16.799cm" svg:height="13.364cm" svg:x="2.1cm" svg:y="14.107cm" presentation:class="notes">
          <draw:text-box>
            <text:p/>
          </draw:text-box>
        </draw:frame>
        <draw:frame draw:name="ヘッダー プレースホルダー 3" presentation:style-name="Mpr21" draw:text-style-name="MP3" draw:layer="backgroundobjects" svg:width="9.113cm" svg:height="1.484cm" svg:x="0cm" svg:y="0cm" presentation:class="header">
          <draw:text-box>
            <text:p/>
          </draw:text-box>
        </draw:frame>
        <draw:frame draw:name="日付プレースホルダー 4" presentation:style-name="Mpr21" draw:text-style-name="MP3" draw:layer="backgroundobjects" svg:width="9.113cm" svg:height="1.484cm" svg:x="11.886cm" svg:y="0cm" presentation:class="date-time">
          <draw:text-box>
            <text:p/>
          </draw:text-box>
        </draw:frame>
        <draw:frame draw:name="フッター プレースホルダー 5" presentation:style-name="Mpr24" draw:text-style-name="MP3" draw:layer="backgroundobjects" svg:width="9.113cm" svg:height="1.484cm" svg:x="0cm" svg:y="28.215cm" presentation:class="footer">
          <draw:text-box>
            <text:p/>
          </draw:text-box>
        </draw:frame>
        <draw:frame draw:name="スライド番号プレースホルダー 6" presentation:style-name="Mpr24"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4-twoObj-2-つのコンテンツ" style:page-layout-name="PM1" draw:style-name="Mdp1">
      <draw:frame draw:name="タイトル 1" presentation:style-name="Mpr25"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26" draw:text-style-name="MP3" draw:layer="backgroundobjects" svg:width="12.387cm" svg:height="12.18cm" svg:x="1.39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コンテンツ プレースホルダー 3" presentation:style-name="Mpr26" draw:text-style-name="MP3" draw:layer="backgroundobjects" svg:width="12.391cm" svg:height="12.18cm" svg:x="14.20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4" presentation:style-name="Mpr27" draw:text-style-name="MP3" draw:layer="backgroundobjects" svg:width="6.523cm" svg:height="1.448cm" svg:x="1.4cm" svg:y="19.131cm" presentation:class="date-time">
        <draw:text-box>
          <text:p/>
        </draw:text-box>
      </draw:frame>
      <draw:frame draw:name="フッター プレースホルダー 5" presentation:style-name="Mpr28" draw:text-style-name="MP3" draw:layer="backgroundobjects" svg:width="8.875cm" svg:height="1.448cm" svg:x="9.576cm" svg:y="19.131cm" presentation:class="footer">
        <draw:text-box>
          <text:p/>
        </draw:text-box>
      </draw:frame>
      <draw:frame draw:name="スライド番号プレースホルダー 6" presentation:style-name="Mpr2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4-twoObj-2-つのコンテンツ-title" draw:layer="backgroundobjects" svg:width="14.848cm" svg:height="11.136cm" svg:x="3.075cm" svg:y="2.257cm" presentation:class="page"/>
        <draw:frame draw:name="ノート プレースホルダー 2" presentation:style-name="Mpr29" draw:text-style-name="MP3" draw:layer="backgroundobjects" svg:width="16.799cm" svg:height="13.364cm" svg:x="2.1cm" svg:y="14.107cm" presentation:class="notes">
          <draw:text-box>
            <text:p/>
          </draw:text-box>
        </draw:frame>
        <draw:frame draw:name="ヘッダー プレースホルダー 3" presentation:style-name="Mpr27" draw:text-style-name="MP3" draw:layer="backgroundobjects" svg:width="9.113cm" svg:height="1.484cm" svg:x="0cm" svg:y="0cm" presentation:class="header">
          <draw:text-box>
            <text:p/>
          </draw:text-box>
        </draw:frame>
        <draw:frame draw:name="日付プレースホルダー 4" presentation:style-name="Mpr27" draw:text-style-name="MP3" draw:layer="backgroundobjects" svg:width="9.113cm" svg:height="1.484cm" svg:x="11.886cm" svg:y="0cm" presentation:class="date-time">
          <draw:text-box>
            <text:p/>
          </draw:text-box>
        </draw:frame>
        <draw:frame draw:name="フッター プレースホルダー 5" presentation:style-name="Mpr30" draw:text-style-name="MP3" draw:layer="backgroundobjects" svg:width="9.113cm" svg:height="1.484cm" svg:x="0cm" svg:y="28.215cm" presentation:class="footer">
          <draw:text-box>
            <text:p/>
          </draw:text-box>
        </draw:frame>
        <draw:frame draw:name="スライド番号プレースホルダー 6" presentation:style-name="Mpr3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5-twoTxTwoObj-比較" style:page-layout-name="PM1" draw:style-name="Mdp1">
      <draw:frame draw:name="タイトル 1" presentation:style-name="Mpr31" draw:text-style-name="MP3" draw:layer="backgroundobjects" svg:width="24.152cm" svg:height="4.057cm" svg:x="1.927cm" svg:y="1.12cm" presentation:class="title">
        <draw:text-box>
          <text:p text:style-name="MP9"><text:span text:style-name="MT12">マスター タイトルの書式設定</text:span></text:p>
        </draw:text-box>
      </draw:frame>
      <draw:frame draw:name="テキスト プレースホルダー 2" presentation:style-name="Mpr32" draw:text-style-name="MP3" draw:layer="backgroundobjects" svg:width="11.849cm" svg:height="2.522cm" svg:x="1.927cm" svg:y="5.146cm" presentation:class="outline">
        <draw:text-box>
          <text:list text:style-name="ML2">
            <text:list-item>
              <text:p text:style-name="MP4"><text:span text:style-name="MT14">マスター テキストの書式設定</text:span></text:p>
            </text:list-item>
          </text:list>
        </draw:text-box>
      </draw:frame>
      <draw:frame draw:name="コンテンツ プレースホルダー 3" presentation:style-name="Mpr33" draw:text-style-name="MP3" draw:layer="backgroundobjects" svg:width="11.849cm" svg:height="11.284cm" svg:x="1.92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テキスト プレースホルダー 4" presentation:style-name="Mpr32" draw:text-style-name="MP3" draw:layer="backgroundobjects" svg:width="11.902cm" svg:height="2.522cm" svg:x="14.177cm" svg:y="5.146cm" presentation:class="outline">
        <draw:text-box>
          <text:list text:style-name="ML4">
            <text:list-item>
              <text:p text:style-name="MP4"><text:span text:style-name="MT14">マスター テキストの書式設定</text:span></text:p>
            </text:list-item>
          </text:list>
        </draw:text-box>
      </draw:frame>
      <draw:frame draw:name="コンテンツ プレースホルダー 5" presentation:style-name="Mpr33" draw:text-style-name="MP3" draw:layer="backgroundobjects" svg:width="11.902cm" svg:height="11.284cm" svg:x="14.17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6" presentation:style-name="Mpr34" draw:text-style-name="MP3" draw:layer="backgroundobjects" svg:width="6.523cm" svg:height="1.448cm" svg:x="1.4cm" svg:y="19.131cm" presentation:class="date-time">
        <draw:text-box>
          <text:p/>
        </draw:text-box>
      </draw:frame>
      <draw:frame draw:name="フッター プレースホルダー 7" presentation:style-name="Mpr35" draw:text-style-name="MP3" draw:layer="backgroundobjects" svg:width="8.875cm" svg:height="1.448cm" svg:x="9.576cm" svg:y="19.131cm" presentation:class="footer">
        <draw:text-box>
          <text:p/>
        </draw:text-box>
      </draw:frame>
      <draw:frame draw:name="スライド番号プレースホルダー 8" presentation:style-name="Mpr34"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14.848cm" svg:height="11.136cm" svg:x="3.075cm" svg:y="2.257cm" presentation:class="page"/>
        <draw:frame draw:name="ノート プレースホルダー 2" presentation:style-name="Mpr36" draw:text-style-name="MP3" draw:layer="backgroundobjects" svg:width="16.799cm" svg:height="13.364cm" svg:x="2.1cm" svg:y="14.107cm" presentation:class="notes">
          <draw:text-box>
            <text:p/>
          </draw:text-box>
        </draw:frame>
        <draw:frame draw:name="ヘッダー プレースホルダー 3" presentation:style-name="Mpr34" draw:text-style-name="MP3" draw:layer="backgroundobjects" svg:width="9.113cm" svg:height="1.484cm" svg:x="0cm" svg:y="0cm" presentation:class="header">
          <draw:text-box>
            <text:p/>
          </draw:text-box>
        </draw:frame>
        <draw:frame draw:name="日付プレースホルダー 4" presentation:style-name="Mpr34" draw:text-style-name="MP3" draw:layer="backgroundobjects" svg:width="9.113cm" svg:height="1.484cm" svg:x="11.886cm" svg:y="0cm" presentation:class="date-time">
          <draw:text-box>
            <text:p/>
          </draw:text-box>
        </draw:frame>
        <draw:frame draw:name="フッター プレースホルダー 5" presentation:style-name="Mpr37" draw:text-style-name="MP3" draw:layer="backgroundobjects" svg:width="9.113cm" svg:height="1.484cm" svg:x="0cm" svg:y="28.215cm" presentation:class="footer">
          <draw:text-box>
            <text:p/>
          </draw:text-box>
        </draw:frame>
        <draw:frame draw:name="スライド番号プレースホルダー 6" presentation:style-name="Mpr37"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6-titleOnly-タイトルのみ" style:page-layout-name="PM1" draw:style-name="Mdp1">
      <draw:frame draw:name="タイトル 1" presentation:style-name="Mpr38" draw:text-style-name="MP3" draw:layer="backgroundobjects" svg:width="25.199cm" svg:height="3.506cm" svg:x="1.4cm" svg:y="0.837cm" presentation:class="title">
        <draw:text-box>
          <text:p text:style-name="MP9"><text:span text:style-name="MT12">マスター タイトルの書式設定</text:span></text:p>
        </draw:text-box>
      </draw:frame>
      <draw:frame draw:name="日付プレースホルダー 2" presentation:style-name="Mpr39" draw:text-style-name="MP3" draw:layer="backgroundobjects" svg:width="6.523cm" svg:height="1.448cm" svg:x="1.4cm" svg:y="19.131cm" presentation:class="date-time">
        <draw:text-box>
          <text:p/>
        </draw:text-box>
      </draw:frame>
      <draw:frame draw:name="フッター プレースホルダー 3" presentation:style-name="Mpr40" draw:text-style-name="MP3" draw:layer="backgroundobjects" svg:width="8.875cm" svg:height="1.448cm" svg:x="9.576cm" svg:y="19.131cm" presentation:class="footer">
        <draw:text-box>
          <text:p/>
        </draw:text-box>
      </draw:frame>
      <draw:frame draw:name="スライド番号プレースホルダー 4" presentation:style-name="Mpr3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6-titleOnly-タイトルのみ-title" draw:layer="backgroundobjects" svg:width="14.848cm" svg:height="11.136cm" svg:x="3.075cm" svg:y="2.257cm" presentation:class="page"/>
        <draw:frame draw:name="ノート プレースホルダー 2" presentation:style-name="Mpr41" draw:text-style-name="MP3" draw:layer="backgroundobjects" svg:width="16.799cm" svg:height="13.364cm" svg:x="2.1cm" svg:y="14.107cm" presentation:class="notes">
          <draw:text-box>
            <text:p/>
          </draw:text-box>
        </draw:frame>
        <draw:frame draw:name="ヘッダー プレースホルダー 3" presentation:style-name="Mpr39" draw:text-style-name="MP3" draw:layer="backgroundobjects" svg:width="9.113cm" svg:height="1.484cm" svg:x="0cm" svg:y="0cm" presentation:class="header">
          <draw:text-box>
            <text:p/>
          </draw:text-box>
        </draw:frame>
        <draw:frame draw:name="日付プレースホルダー 4" presentation:style-name="Mpr39" draw:text-style-name="MP3" draw:layer="backgroundobjects" svg:width="9.113cm" svg:height="1.484cm" svg:x="11.886cm" svg:y="0cm" presentation:class="date-time">
          <draw:text-box>
            <text:p/>
          </draw:text-box>
        </draw:frame>
        <draw:frame draw:name="フッター プレースホルダー 5" presentation:style-name="Mpr42" draw:text-style-name="MP3" draw:layer="backgroundobjects" svg:width="9.113cm" svg:height="1.484cm" svg:x="0cm" svg:y="28.215cm" presentation:class="footer">
          <draw:text-box>
            <text:p/>
          </draw:text-box>
        </draw:frame>
        <draw:frame draw:name="スライド番号プレースホルダー 6" presentation:style-name="Mpr4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7-blank-白紙" style:page-layout-name="PM1" draw:style-name="Mdp1">
      <draw:frame draw:name="日付プレースホルダー 1" presentation:style-name="Mpr43" draw:text-style-name="MP3" draw:layer="backgroundobjects" svg:width="6.523cm" svg:height="1.448cm" svg:x="1.4cm" svg:y="19.131cm" presentation:class="date-time">
        <draw:text-box>
          <text:p/>
        </draw:text-box>
      </draw:frame>
      <draw:frame draw:name="フッター プレースホルダー 2" presentation:style-name="Mpr44" draw:text-style-name="MP3" draw:layer="backgroundobjects" svg:width="8.875cm" svg:height="1.448cm" svg:x="9.576cm" svg:y="19.131cm" presentation:class="footer">
        <draw:text-box>
          <text:p/>
        </draw:text-box>
      </draw:frame>
      <draw:frame draw:name="スライド番号プレースホルダー 3" presentation:style-name="Mpr43" draw:text-style-name="MP3" draw:layer="backgroundobjects" svg:width="6.523cm" svg:height="1.448cm" svg:x="20.076cm" svg:y="19.131cm" presentation:class="page-number">
        <draw:text-box>
          <text:p text:style-name="MP2"><text:span text:style-name="MT9"><text:page-number>&lt;番号&gt;</text:page-number></text:span></text:p>
        </draw:text-box>
      </draw:frame>
      <draw:frame presentation:style-name="Master1-Layout7-blank-白紙-title" draw:layer="backgroundobjects" svg:width="25.2cm" svg:height="3.505cm" svg:x="1.4cm" svg:y="0.837cm" presentation:class="title" presentation:placeholder="true">
        <draw:text-box/>
      </draw:frame>
      <draw:frame presentation:style-name="Master1-Layout7-blank-白紙-outline1" draw:layer="backgroundobjects" svg:width="25.2cm" svg:height="12.178cm" svg:x="1.4cm" svg:y="4.913cm" presentation:class="outline" presentation:placeholder="true">
        <draw:text-box/>
      </draw:frame>
      <presentation:notes style:page-layout-name="PM0">
        <draw:page-thumbnail draw:name="スライド イメージ プレースホルダー 1" presentation:style-name="Master1-Layout7-blank-白紙-title" draw:layer="backgroundobjects" svg:width="14.848cm" svg:height="11.136cm" svg:x="3.075cm" svg:y="2.257cm" presentation:class="page"/>
        <draw:frame draw:name="ノート プレースホルダー 2" presentation:style-name="Mpr45" draw:text-style-name="MP3" draw:layer="backgroundobjects" svg:width="16.799cm" svg:height="13.364cm" svg:x="2.1cm" svg:y="14.107cm" presentation:class="notes">
          <draw:text-box>
            <text:p/>
          </draw:text-box>
        </draw:frame>
        <draw:frame draw:name="ヘッダー プレースホルダー 3" presentation:style-name="Mpr43" draw:text-style-name="MP3" draw:layer="backgroundobjects" svg:width="9.113cm" svg:height="1.484cm" svg:x="0cm" svg:y="0cm" presentation:class="header">
          <draw:text-box>
            <text:p/>
          </draw:text-box>
        </draw:frame>
        <draw:frame draw:name="日付プレースホルダー 4" presentation:style-name="Mpr43" draw:text-style-name="MP3" draw:layer="backgroundobjects" svg:width="9.113cm" svg:height="1.484cm" svg:x="11.886cm" svg:y="0cm" presentation:class="date-time">
          <draw:text-box>
            <text:p/>
          </draw:text-box>
        </draw:frame>
        <draw:frame draw:name="フッター プレースホルダー 5" presentation:style-name="Mpr46" draw:text-style-name="MP3" draw:layer="backgroundobjects" svg:width="9.113cm" svg:height="1.484cm" svg:x="0cm" svg:y="28.215cm" presentation:class="footer">
          <draw:text-box>
            <text:p/>
          </draw:text-box>
        </draw:frame>
        <draw:frame draw:name="スライド番号プレースホルダー 6" presentation:style-name="Mpr4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8-objTx-タイトル付きのコンテンツ" style:page-layout-name="PM1" draw:style-name="Mdp1">
      <draw:frame draw:name="タイトル 1" presentation:style-name="Mpr47" draw:text-style-name="MP3" draw:layer="backgroundobjects" svg:width="9.031cm" svg:height="4.904cm" svg:x="1.927cm" svg:y="1.398cm" presentation:class="title">
        <draw:text-box>
          <text:p text:style-name="MP9"><text:span text:style-name="MT2">マスター タイトルの書式設定</text:span></text:p>
        </draw:text-box>
      </draw:frame>
      <draw:frame draw:name="コンテンツ プレースホルダー 2" presentation:style-name="Mpr48"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5">第</text:span><text:span text:style-name="MT16"> </text:span><text:span text:style-name="MT16">2 </text:span><text:span text:style-name="MT15">レベル</text:span><text:span text:style-name="MT15"><text:line-break/></text:span><text:span text:style-name="MT3">第</text:span><text:span text:style-name="MT4"> </text:span><text:span text:style-name="MT4">3 </text:span><text:span text:style-name="MT3">レベル</text:span><text:span text:style-name="MT3"><text:line-break/></text:span><text:span text:style-name="MT5">第</text:span><text:span text:style-name="MT6"> </text:span><text:span text:style-name="MT6">4 </text:span><text:span text:style-name="MT5">レベル</text:span><text:span text:style-name="MT5"><text:line-break/></text:span><text:span text:style-name="MT5">第</text:span><text:span text:style-name="MT6"> </text:span><text:span text:style-name="MT6">5 </text:span><text:span text:style-name="MT5">レベル</text:span></text:p>
        </draw:text-box>
      </draw:frame>
      <draw:frame draw:name="テキスト プレースホルダー 3" presentation:style-name="Mpr49"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0" draw:text-style-name="MP3" draw:layer="backgroundobjects" svg:width="6.523cm" svg:height="1.448cm" svg:x="1.4cm" svg:y="19.131cm" presentation:class="date-time">
        <draw:text-box>
          <text:p/>
        </draw:text-box>
      </draw:frame>
      <draw:frame draw:name="フッター プレースホルダー 5" presentation:style-name="Mpr51" draw:text-style-name="MP3" draw:layer="backgroundobjects" svg:width="8.875cm" svg:height="1.448cm" svg:x="9.576cm" svg:y="19.131cm" presentation:class="footer">
        <draw:text-box>
          <text:p/>
        </draw:text-box>
      </draw:frame>
      <draw:frame draw:name="スライド番号プレースホルダー 6" presentation:style-name="Mpr50"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14.848cm" svg:height="11.136cm" svg:x="3.075cm" svg:y="2.257cm" presentation:class="page"/>
        <draw:frame draw:name="ノート プレースホルダー 2" presentation:style-name="Mpr52" draw:text-style-name="MP3" draw:layer="backgroundobjects" svg:width="16.799cm" svg:height="13.364cm" svg:x="2.1cm" svg:y="14.107cm" presentation:class="notes">
          <draw:text-box>
            <text:p/>
          </draw:text-box>
        </draw:frame>
        <draw:frame draw:name="ヘッダー プレースホルダー 3" presentation:style-name="Mpr50" draw:text-style-name="MP3" draw:layer="backgroundobjects" svg:width="9.113cm" svg:height="1.484cm" svg:x="0cm" svg:y="0cm" presentation:class="header">
          <draw:text-box>
            <text:p/>
          </draw:text-box>
        </draw:frame>
        <draw:frame draw:name="日付プレースホルダー 4" presentation:style-name="Mpr50" draw:text-style-name="MP3" draw:layer="backgroundobjects" svg:width="9.113cm" svg:height="1.484cm" svg:x="11.886cm" svg:y="0cm" presentation:class="date-time">
          <draw:text-box>
            <text:p/>
          </draw:text-box>
        </draw:frame>
        <draw:frame draw:name="フッター プレースホルダー 5" presentation:style-name="Mpr53" draw:text-style-name="MP3" draw:layer="backgroundobjects" svg:width="9.113cm" svg:height="1.484cm" svg:x="0cm" svg:y="28.215cm" presentation:class="footer">
          <draw:text-box>
            <text:p/>
          </draw:text-box>
        </draw:frame>
        <draw:frame draw:name="スライド番号プレースホルダー 6" presentation:style-name="Mpr53"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9-picTx-タイトル付きの図" style:page-layout-name="PM1" draw:style-name="Mdp1">
      <draw:frame draw:name="タイトル 1" presentation:style-name="Mpr54" draw:text-style-name="MP3" draw:layer="backgroundobjects" svg:width="9.031cm" svg:height="4.904cm" svg:x="1.927cm" svg:y="1.398cm" presentation:class="title">
        <draw:text-box>
          <text:p text:style-name="MP9"><text:span text:style-name="MT2">マスター タイトルの書式設定</text:span></text:p>
        </draw:text-box>
      </draw:frame>
      <draw:frame draw:name="図プレースホルダー 2" presentation:style-name="Mpr55" draw:text-style-name="MP3" draw:layer="backgroundobjects" svg:width="14.173cm" svg:height="14.923cm" svg:x="11.906cm" svg:y="3.025cm" presentation:class="title">
        <draw:text-box>
          <text:p/>
        </draw:text-box>
      </draw:frame>
      <draw:frame draw:name="テキスト プレースホルダー 3" presentation:style-name="Mpr56"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7" draw:text-style-name="MP3" draw:layer="backgroundobjects" svg:width="6.523cm" svg:height="1.448cm" svg:x="1.4cm" svg:y="19.131cm" presentation:class="date-time">
        <draw:text-box>
          <text:p/>
        </draw:text-box>
      </draw:frame>
      <draw:frame draw:name="フッター プレースホルダー 5" presentation:style-name="Mpr58" draw:text-style-name="MP3" draw:layer="backgroundobjects" svg:width="8.875cm" svg:height="1.448cm" svg:x="9.576cm" svg:y="19.131cm" presentation:class="footer">
        <draw:text-box>
          <text:p/>
        </draw:text-box>
      </draw:frame>
      <draw:frame draw:name="スライド番号プレースホルダー 6" presentation:style-name="Mpr5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14.848cm" svg:height="11.136cm" svg:x="3.075cm" svg:y="2.257cm" presentation:class="page"/>
        <draw:frame draw:name="ノート プレースホルダー 2" presentation:style-name="Mpr59" draw:text-style-name="MP3" draw:layer="backgroundobjects" svg:width="16.799cm" svg:height="13.364cm" svg:x="2.1cm" svg:y="14.107cm" presentation:class="notes">
          <draw:text-box>
            <text:p/>
          </draw:text-box>
        </draw:frame>
        <draw:frame draw:name="ヘッダー プレースホルダー 3" presentation:style-name="Mpr57" draw:text-style-name="MP3" draw:layer="backgroundobjects" svg:width="9.113cm" svg:height="1.484cm" svg:x="0cm" svg:y="0cm" presentation:class="header">
          <draw:text-box>
            <text:p/>
          </draw:text-box>
        </draw:frame>
        <draw:frame draw:name="日付プレースホルダー 4" presentation:style-name="Mpr57" draw:text-style-name="MP3" draw:layer="backgroundobjects" svg:width="9.113cm" svg:height="1.484cm" svg:x="11.886cm" svg:y="0cm" presentation:class="date-time">
          <draw:text-box>
            <text:p/>
          </draw:text-box>
        </draw:frame>
        <draw:frame draw:name="フッター プレースホルダー 5" presentation:style-name="Mpr60" draw:text-style-name="MP3" draw:layer="backgroundobjects" svg:width="9.113cm" svg:height="1.484cm" svg:x="0cm" svg:y="28.215cm" presentation:class="footer">
          <draw:text-box>
            <text:p/>
          </draw:text-box>
        </draw:frame>
        <draw:frame draw:name="スライド番号プレースホルダー 6" presentation:style-name="Mpr6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0-vertTx-タイトルと縦書きテキスト" style:page-layout-name="PM1" draw:style-name="Mdp1">
      <draw:frame draw:name="タイトル 1" presentation:style-name="Mpr61" draw:text-style-name="MP3" draw:layer="backgroundobjects" svg:width="25.199cm" svg:height="3.506cm" svg:x="1.4cm" svg:y="0.837cm" presentation:class="title">
        <draw:text-box>
          <text:p text:style-name="MP9"><text:span text:style-name="MT12">マスター タイトルの書式設定</text:span></text:p>
        </draw:text-box>
      </draw:frame>
      <draw:frame draw:name="縦書きテキスト プレースホルダー 2" presentation:style-name="Mpr62" draw:text-style-name="MP11"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3" draw:text-style-name="MP3" draw:layer="backgroundobjects" svg:width="6.523cm" svg:height="1.448cm" svg:x="1.4cm" svg:y="19.131cm" presentation:class="date-time">
        <draw:text-box>
          <text:p/>
        </draw:text-box>
      </draw:frame>
      <draw:frame draw:name="フッター プレースホルダー 4" presentation:style-name="Mpr64" draw:text-style-name="MP3" draw:layer="backgroundobjects" svg:width="8.875cm" svg:height="1.448cm" svg:x="9.576cm" svg:y="19.131cm" presentation:class="footer">
        <draw:text-box>
          <text:p/>
        </draw:text-box>
      </draw:frame>
      <draw:frame draw:name="スライド番号プレースホルダー 5" presentation:style-name="Mpr6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14.848cm" svg:height="11.136cm" svg:x="3.075cm" svg:y="2.257cm" presentation:class="page"/>
        <draw:frame draw:name="ノート プレースホルダー 2" presentation:style-name="Mpr65" draw:text-style-name="MP3" draw:layer="backgroundobjects" svg:width="16.799cm" svg:height="13.364cm" svg:x="2.1cm" svg:y="14.107cm" presentation:class="notes">
          <draw:text-box>
            <text:p/>
          </draw:text-box>
        </draw:frame>
        <draw:frame draw:name="ヘッダー プレースホルダー 3" presentation:style-name="Mpr63" draw:text-style-name="MP3" draw:layer="backgroundobjects" svg:width="9.113cm" svg:height="1.484cm" svg:x="0cm" svg:y="0cm" presentation:class="header">
          <draw:text-box>
            <text:p/>
          </draw:text-box>
        </draw:frame>
        <draw:frame draw:name="日付プレースホルダー 4" presentation:style-name="Mpr63" draw:text-style-name="MP3" draw:layer="backgroundobjects" svg:width="9.113cm" svg:height="1.484cm" svg:x="11.886cm" svg:y="0cm" presentation:class="date-time">
          <draw:text-box>
            <text:p/>
          </draw:text-box>
        </draw:frame>
        <draw:frame draw:name="フッター プレースホルダー 5" presentation:style-name="Mpr66" draw:text-style-name="MP3" draw:layer="backgroundobjects" svg:width="9.113cm" svg:height="1.484cm" svg:x="0cm" svg:y="28.215cm" presentation:class="footer">
          <draw:text-box>
            <text:p/>
          </draw:text-box>
        </draw:frame>
        <draw:frame draw:name="スライド番号プレースホルダー 6" presentation:style-name="Mpr6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1-vertTitleAndTx-縦書きタイトル" style:page-layout-name="PM1" draw:style-name="Mdp1">
      <draw:frame draw:name="縦書きタイトル 1" presentation:style-name="Mpr67" draw:text-style-name="MP11" draw:layer="backgroundobjects" svg:width="6.297cm" svg:height="16.254cm" svg:x="20.302cm" svg:y="0.838cm" presentation:class="title">
        <draw:text-box>
          <text:p text:style-name="MP9"><text:span text:style-name="MT12">マスター タイトルの書式設定</text:span></text:p>
        </draw:text-box>
      </draw:frame>
      <draw:frame draw:name="縦書きテキスト プレースホルダー 2" presentation:style-name="Mpr68" draw:text-style-name="MP11"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9" draw:text-style-name="MP3" draw:layer="backgroundobjects" svg:width="6.523cm" svg:height="1.448cm" svg:x="1.4cm" svg:y="19.131cm" presentation:class="date-time">
        <draw:text-box>
          <text:p/>
        </draw:text-box>
      </draw:frame>
      <draw:frame draw:name="フッター プレースホルダー 4" presentation:style-name="Mpr70" draw:text-style-name="MP3" draw:layer="backgroundobjects" svg:width="8.875cm" svg:height="1.448cm" svg:x="9.576cm" svg:y="19.131cm" presentation:class="footer">
        <draw:text-box>
          <text:p/>
        </draw:text-box>
      </draw:frame>
      <draw:frame draw:name="スライド番号プレースホルダー 5" presentation:style-name="Mpr6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1-vertTitleAndTx-縦書きタイトル-title" draw:layer="backgroundobjects" svg:width="14.848cm" svg:height="11.136cm" svg:x="3.075cm" svg:y="2.257cm" presentation:class="page"/>
        <draw:frame draw:name="ノート プレースホルダー 2" presentation:style-name="Mpr71" draw:text-style-name="MP3" draw:layer="backgroundobjects" svg:width="16.799cm" svg:height="13.364cm" svg:x="2.1cm" svg:y="14.107cm" presentation:class="notes">
          <draw:text-box>
            <text:p/>
          </draw:text-box>
        </draw:frame>
        <draw:frame draw:name="ヘッダー プレースホルダー 3" presentation:style-name="Mpr69" draw:text-style-name="MP3" draw:layer="backgroundobjects" svg:width="9.113cm" svg:height="1.484cm" svg:x="0cm" svg:y="0cm" presentation:class="header">
          <draw:text-box>
            <text:p/>
          </draw:text-box>
        </draw:frame>
        <draw:frame draw:name="日付プレースホルダー 4" presentation:style-name="Mpr69" draw:text-style-name="MP3" draw:layer="backgroundobjects" svg:width="9.113cm" svg:height="1.484cm" svg:x="11.886cm" svg:y="0cm" presentation:class="date-time">
          <draw:text-box>
            <text:p/>
          </draw:text-box>
        </draw:frame>
        <draw:frame draw:name="フッター プレースホルダー 5" presentation:style-name="Mpr72" draw:text-style-name="MP3" draw:layer="backgroundobjects" svg:width="9.113cm" svg:height="1.484cm" svg:x="0cm" svg:y="28.215cm" presentation:class="footer">
          <draw:text-box>
            <text:p/>
          </draw:text-box>
        </draw:frame>
        <draw:frame draw:name="スライド番号プレースホルダー 6" presentation:style-name="Mpr7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4.2$Windows_X86_64 LibreOffice_project/dcf040e67528d9187c66b2379df5ea4407429775</meta:generator>
    <dc:title>PowerPoint プレゼンテーション</dc:title>
    <meta:initial-creator>pengbo</meta:initial-creator>
    <meta:creation-date>2016-10-18T16:53:49Z</meta:creation-date>
    <dc:date>2023-11-27T11:30:35.504000000</dc:date>
    <meta:editing-cycles>17</meta:editing-cycles>
    <meta:editing-duration>PT58M18S</meta:editing-duration>
    <meta:document-statistic meta:object-count="388"/>
  </office:meta>
</office:document-meta>
</file>